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B2D187B6D6CE553B.png" manifest:media-type="image/png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DejaVu Sans4" svg:font-family="'DejaVu Sans'" style:font-pitch="variable" style:font-charset="x-symbol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roman" style:font-pitch="variable"/>
    <style:font-face style:name="Droid Sans Fallback2" svg:font-family="'Droid Sans Fallback'" style:font-family-generic="swiss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family-generic="roman" style:font-pitch="variable"/>
    <style:font-face style:name="Liberation Mono" svg:font-family="'Liberation Mono'" style:font-pitch="variable"/>
    <style:font-face style:name="Liberation Mono1" svg:font-family="'Liberation Mono'" style:font-pitch="fixed"/>
    <style:font-face style:name="Liberation Mono2" svg:font-family="'Liberation Mono'" style:font-family-generic="modern" style:font-pitch="variable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modern" style:font-pitch="fixed"/>
    <style:font-face style:name="Liberation Mono5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/>
    <style:font-face style:name="Liberation Serif1" svg:font-family="'Liberation Serif'" style:font-adornments="Regular" style:font-family-generic="roman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family-generic="swiss" style:font-pitch="variable"/>
    <style:font-face style:name="Liberation Serif6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stroke-dash="Long_20_dashed" svg:stroke-color="#000000" draw:fill-color="#eeeeee" draw:textarea-horizontal-align="justify" draw:textarea-vertical-align="middle" draw:auto-grow-height="false" fo:min-height="1.55cm" fo:min-width="0.5cm"/>
    </style:style>
    <style:style style:name="gr4" style:family="graphic" style:parent-style-name="standard">
      <style:graphic-properties draw:stroke="none" draw:stroke-dash="Long_20_dashed" svg:stroke-color="#000000" draw:fill-color="#eeeeee" draw:textarea-horizontal-align="justify" draw:textarea-vertical-align="middle" draw:auto-grow-height="false" fo:min-height="1.55cm" fo:min-width="8.3cm"/>
    </style:style>
    <style:style style:name="gr5" style:family="graphic" style:parent-style-name="standard">
      <style:graphic-properties draw:stroke="none" draw:stroke-dash="Long_20_dashed" svg:stroke-color="#000000" draw:fill-color="#eeeeee" draw:textarea-horizontal-align="justify" draw:textarea-vertical-align="middle" draw:auto-grow-height="false" fo:min-height="1.55cm" fo:min-width="5.5cm"/>
    </style:style>
    <style:style style:name="gr6" style:family="graphic" style:parent-style-name="standard">
      <style:graphic-properties draw:stroke="none" draw:stroke-dash="Long_20_dashed" svg:stroke-color="#000000" draw:fill-color="#f0e6ff" draw:textarea-horizontal-align="justify" draw:textarea-vertical-align="middle" draw:auto-grow-height="false" fo:min-height="1.55cm" fo:min-width="0.5cm"/>
    </style:style>
    <style:style style:name="gr7" style:family="graphic" style:parent-style-name="standard">
      <style:graphic-properties draw:stroke="none" draw:stroke-dash="Long_20_dashed" svg:stroke-color="#000000" draw:fill-color="#f0e6ff" draw:textarea-horizontal-align="justify" draw:textarea-vertical-align="middle" draw:auto-grow-height="false" fo:min-height="1.55cm" fo:min-width="4.2cm"/>
    </style:style>
    <style:style style:name="gr8" style:family="graphic" style:parent-style-name="standard">
      <style:graphic-properties draw:stroke="none" draw:stroke-dash="Long_20_dashed" svg:stroke-color="#000000" draw:fill-color="#eeeeee" draw:textarea-horizontal-align="justify" draw:textarea-vertical-align="middle" draw:auto-grow-height="false" fo:min-height="1.55cm" fo:min-width="6.3cm"/>
    </style:style>
    <style:style style:name="gr9" style:family="graphic" style:parent-style-name="standard">
      <style:graphic-properties svg:stroke-color="#000000" draw:marker-end="Arrow_20_concave" draw:marker-end-width="0.3cm" draw:textarea-vertical-align="middle"/>
    </style:style>
    <style:style style:name="gr10" style:family="graphic" style:parent-style-name="standard">
      <style:graphic-properties draw:stroke="solid" draw:stroke-dash="Long_20_dashed" svg:stroke-color="#000000" draw:fill="none" draw:fill-color="#ffffff" draw:textarea-horizontal-align="justify" draw:textarea-vertical-align="middle" draw:auto-grow-height="false" fo:min-height="1.55cm" fo:min-width="9.3cm"/>
    </style:style>
    <style:style style:name="gr11" style:family="graphic" style:parent-style-name="standard">
      <style:graphic-properties draw:stroke="solid" draw:stroke-dash="Long_20_dashed" svg:stroke-color="#000000" draw:fill="none" draw:fill-color="#ffffff" draw:textarea-horizontal-align="justify" draw:textarea-vertical-align="middle" draw:auto-grow-height="false" fo:min-height="1.55cm" fo:min-width="6.5cm"/>
    </style:style>
    <style:style style:name="gr12" style:family="graphic" style:parent-style-name="standard">
      <style:graphic-properties draw:stroke="solid" draw:stroke-dash="Long_20_dashed" svg:stroke-color="#000000" draw:fill="none" draw:fill-color="#ffffff" draw:textarea-horizontal-align="justify" draw:textarea-vertical-align="middle" draw:auto-grow-height="false" fo:min-height="1.55cm" fo:min-width="5.197cm"/>
    </style:style>
    <style:style style:name="gr13" style:family="graphic" style:parent-style-name="standard">
      <style:graphic-properties draw:stroke="solid" draw:stroke-dash="Long_20_dashed" svg:stroke-color="#000000" draw:fill="none" draw:fill-color="#ffffff" draw:textarea-horizontal-align="justify" draw:textarea-vertical-align="middle" draw:auto-grow-height="false" fo:min-height="1.55cm" fo:min-width="7.3cm"/>
    </style:style>
    <style:style style:name="gr14" style:family="graphic" style:parent-style-name="standard">
      <style:graphic-properties draw:stroke="dash" draw:stroke-dash="Long_20_dashed" svg:stroke-color="#000000" draw:fill-color="#ffffff" draw:textarea-horizontal-align="justify" draw:textarea-vertical-align="middle" draw:auto-grow-height="false" fo:min-height="1.55cm" fo:min-width="0cm"/>
    </style:style>
    <style:style style:name="gr15" style:family="graphic" style:parent-style-name="standard">
      <style:graphic-properties draw:stroke="solid" draw:stroke-dash="Dashed_20__28_var_29__20_4" svg:stroke-width="4cm" svg:stroke-color="#ffffff" draw:marker-start-width="9cm" draw:marker-end-width="9cm" draw:stroke-linejoin="miter" svg:stroke-linecap="butt" draw:textarea-horizontal-align="center" draw:textarea-vertical-align="middle" fo:padding-top="2cm" fo:padding-bottom="2cm" fo:padding-left="2cm" fo:padding-right="2cm"/>
    </style:style>
    <style:style style:name="gr16" style:family="graphic" style:parent-style-name="standard">
      <style:graphic-properties draw:stroke="solid" draw:stroke-dash="Dashed_20__28_var_29__20_4" svg:stroke-width="0cm" svg:stroke-color="#000000" draw:marker-start-width="0cm" draw:marker-end-width="0cm" draw:stroke-linejoin="miter" svg:stroke-linecap="butt" draw:textarea-horizontal-align="center" draw:textarea-vertical-align="middle" fo:padding-top="0cm" fo:padding-bottom="0cm" fo:padding-left="0cm" fo:padding-right="0cm"/>
    </style:style>
    <style:style style:name="gr17" style:family="graphic" style:parent-style-name="objectwithoutfill">
      <style:graphic-properties draw:stroke="dash" draw:stroke-dash="Long_20_dashed" draw:marker-end="" draw:marker-end-width="0.3cm" draw:fill="none" draw:textarea-vertical-align="middle"/>
    </style:style>
    <style:style style:name="gr18" style:family="graphic" style:parent-style-name="objectwithoutfill">
      <style:graphic-properties draw:marker-start="Dimension_20_Lines" draw:marker-end="Arrow_20_concave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9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22" style:family="graphic" style:parent-style-name="standard">
      <style:graphic-properties svg:stroke-color="#000000" draw:fill-color="#ffffcc" draw:textarea-horizontal-align="justify" draw:textarea-vertical-align="middle" draw:auto-grow-height="false" fo:min-height="1.759cm" fo:min-width="2.867cm" fo:wrap-option="no-wrap"/>
      <style:paragraph-properties style:writing-mode="lr-tb"/>
    </style:style>
    <style:style style:name="gr23" style:family="graphic" style:parent-style-name="standard">
      <style:graphic-properties svg:stroke-color="#000000" draw:fill-color="#ffffcc" draw:textarea-horizontal-align="justify" draw:textarea-vertical-align="middle" draw:auto-grow-height="false" fo:min-height="0.468cm" fo:min-width="1.553cm" fo:wrap-option="no-wrap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5" style:family="graphic" style:parent-style-name="standard">
      <style:graphic-properties svg:stroke-color="#000000" draw:fill="solid" draw:fill-color="#ffffff" draw:fill-hatch-solid="false" draw:textarea-horizontal-align="justify" draw:textarea-vertical-align="middle" draw:auto-grow-height="false" fo:min-height="3.597cm" fo:min-width="2.577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3.597cm" fo:min-width="2.577cm"/>
    </style:style>
    <style:style style:name="gr27" style:family="graphic" style:parent-style-name="standard">
      <style:graphic-properties svg:stroke-color="#000000" draw:fill="none" draw:textarea-vertical-align="middle" draw:auto-grow-height="false" fo:min-height="9.397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2cm" fo:min-width="0cm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5.863cm" fo:min-width="11.47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13cm" fo:min-width="8.807cm"/>
      <style:paragraph-properties style:writing-mode="lr-tb"/>
    </style:style>
    <style:style style:name="gr31" style:family="graphic" style:parent-style-name="standard">
      <style:graphic-properties svg:stroke-color="#000000" draw:fill-color="#ffffcc" draw:textarea-horizontal-align="justify" draw:textarea-vertical-align="middle" draw:auto-grow-height="false" fo:min-height="0.686cm" fo:min-width="3.01cm" fo:wrap-option="no-wrap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c5000b" draw:textarea-horizontal-align="left" draw:textarea-vertical-align="middle" draw:auto-grow-height="true" draw:auto-grow-width="true" fo:min-height="0cm" fo:min-width="0cm" draw:shadow="hidden"/>
    </style:style>
    <style:style style:name="gr33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3.976cm" fo:min-width="3.00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4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7" style:family="graphic" style:parent-style-name="standard">
      <style:graphic-properties svg:stroke-width="0cm" svg:stroke-color="#000000" draw:marker-start-width="0.215cm" draw:marker-end-width="0.215cm" draw:fill="solid" draw:fill-color="#f0e6ff" draw:fill-hatch-solid="true" draw:textarea-horizontal-align="justify" draw:textarea-vertical-align="middle" draw:auto-grow-height="false" fo:min-height="2.041cm" fo:min-width="2.577cm" fo:padding-top="0.125cm" fo:padding-bottom="0.125cm" fo:padding-left="0.25cm" fo:padding-right="0.25cm"/>
    </style:style>
    <style:style style:name="gr38" style:family="graphic" style:parent-style-name="standard">
      <style:graphic-properties svg:stroke-color="#000000" draw:fill="hatch" draw:fill-color="#ffe1ff" draw:fill-hatch-name="Hatching_20_5" draw:fill-hatch-solid="true" draw:textarea-horizontal-align="justify" draw:textarea-vertical-align="middle" draw:auto-grow-height="false" fo:min-height="0.57cm" fo:min-width="2.577cm"/>
    </style:style>
    <style:style style:name="gr39" style:family="graphic" style:parent-style-name="standard">
      <style:graphic-properties svg:stroke-color="#000000" draw:fill-color="#ffffcc" draw:textarea-horizontal-align="justify" draw:textarea-vertical-align="middle" draw:auto-grow-height="false" fo:min-height="0.761cm" fo:min-width="3.686cm" fo:wrap-option="no-wrap"/>
      <style:paragraph-properties style:writing-mode="lr-tb"/>
    </style:style>
    <style:style style:name="gr40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3.684cm" fo:min-width="2.709cm"/>
    </style:style>
    <style:style style:name="gr41" style:family="graphic" style:parent-style-name="standard">
      <style:graphic-properties svg:stroke-color="#000000" draw:fill="hatch" draw:fill-color="#ffe1ff" draw:fill-hatch-name="Hatching_20_5" draw:fill-hatch-solid="true" draw:textarea-horizontal-align="justify" draw:textarea-vertical-align="middle" draw:auto-grow-height="false" fo:min-height="3.597cm" fo:min-width="2.577cm"/>
    </style:style>
    <style:style style:name="gr42" style:family="graphic" style:parent-style-name="standard">
      <style:graphic-properties svg:stroke-color="#000000" draw:fill="solid" draw:fill-color="#ffffff" draw:fill-hatch-solid="false" draw:textarea-horizontal-align="justify" draw:textarea-vertical-align="middle" draw:auto-grow-height="false" fo:min-height="0.573cm" fo:min-width="1.055cm"/>
      <style:paragraph-properties style:writing-mode="lr-tb"/>
    </style:style>
    <style:style style:name="gr43" style:family="graphic" style:parent-style-name="standard">
      <style:graphic-properties svg:stroke-width="0cm" svg:stroke-color="#000000" draw:marker-start-width="0.215cm" draw:marker-end="Arrow_20_concave" draw:marker-end-width="0.3cm" draw:textarea-vertical-align="middle" fo:padding-top="0.125cm" fo:padding-bottom="0.125cm" fo:padding-left="0.25cm" fo:padding-right="0.25cm"/>
    </style:style>
    <style:style style:name="gr44" style:family="graphic" style:parent-style-name="standard">
      <style:graphic-properties svg:stroke-color="#000000" draw:fill-color="#f0e6ff" draw:textarea-horizontal-align="justify" draw:textarea-vertical-align="middle" draw:auto-grow-height="false" fo:min-height="3.597cm" fo:min-width="2.577cm"/>
    </style:style>
    <style:style style:name="gr45" style:family="graphic" style:parent-style-name="standard">
      <style:graphic-properties svg:stroke-width="0cm" svg:stroke-color="#000000" draw:marker-start-width="0.215cm" draw:marker-end-width="0.215cm" draw:fill="hatch" draw:fill-color="#ffe1ff" draw:fill-hatch-name="Hatching_20_6" draw:fill-hatch-solid="true" draw:textarea-horizontal-align="justify" draw:textarea-vertical-align="middle" draw:auto-grow-height="false" fo:min-height="0.59cm" fo:min-width="2.577cm" fo:padding-top="0.125cm" fo:padding-bottom="0.125cm" fo:padding-left="0.25cm" fo:padding-right="0.25cm"/>
    </style:style>
    <style:style style:name="gr46" style:family="graphic" style:parent-style-name="standard">
      <style:graphic-properties svg:stroke-color="#000000" draw:fill="hatch" draw:fill-color="#ffe1ff" draw:fill-hatch-name="Hatching_20_5" draw:fill-hatch-solid="true" draw:textarea-horizontal-align="justify" draw:textarea-vertical-align="middle" draw:auto-grow-height="false" fo:min-height="0.25cm" fo:min-width="2.577cm"/>
    </style:style>
    <style:style style:name="gr47" style:family="graphic" style:parent-style-name="standard">
      <style:graphic-properties svg:stroke-width="0cm" svg:stroke-color="#000000" draw:marker-start-width="0.215cm" draw:marker-end-width="0.215cm" draw:fill="hatch" draw:fill-color="#ffe1ff" draw:fill-hatch-name="Hatching_20_6" draw:fill-hatch-solid="true" draw:textarea-horizontal-align="justify" draw:textarea-vertical-align="middle" draw:auto-grow-height="false" fo:min-height="0.486cm" fo:min-width="2.577cm" fo:padding-top="0.125cm" fo:padding-bottom="0.125cm" fo:padding-left="0.25cm" fo:padding-right="0.25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544cm" fo:min-width="0.696cm"/>
    </style:style>
    <style:style style:name="gr49" style:family="graphic" style:parent-style-name="standard">
      <style:graphic-properties svg:stroke-color="#000000" draw:fill-color="#ffffcc" draw:textarea-horizontal-align="justify" draw:textarea-vertical-align="middle" draw:auto-grow-height="false" fo:min-height="0.761cm" fo:min-width="2.806cm" fo:wrap-option="no-wrap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1.279cm" fo:min-width="0.999cm"/>
    </style:style>
    <style:style style:name="gr51" style:family="graphic" style:parent-style-name="standard">
      <style:graphic-properties svg:stroke-color="#000000" draw:fill="solid" draw:fill-color="#f0e6ff" draw:fill-hatch-solid="false" draw:textarea-horizontal-align="justify" draw:textarea-vertical-align="middle" draw:auto-grow-height="false" fo:min-height="0.57cm" fo:min-width="2.577cm"/>
    </style:style>
    <style:style style:name="gr52" style:family="graphic" style:parent-style-name="standard">
      <style:graphic-properties svg:stroke-width="0cm" svg:stroke-color="#000000" draw:marker-start-width="0.215cm" draw:marker-end-width="0.215cm" draw:fill="solid" draw:fill-color="#f0e6ff" draw:fill-hatch-solid="true" draw:textarea-horizontal-align="justify" draw:textarea-vertical-align="middle" draw:auto-grow-height="false" fo:min-height="0.486cm" fo:min-width="2.577cm" fo:padding-top="0.125cm" fo:padding-bottom="0.125cm" fo:padding-left="0.25cm" fo:padding-right="0.25cm"/>
    </style:style>
    <style:style style:name="gr53" style:family="graphic" style:parent-style-name="standard">
      <style:graphic-properties svg:stroke-width="0cm" svg:stroke-color="#000000" draw:marker-start-width="0.215cm" draw:marker-end-width="0.215cm" draw:fill="solid" draw:fill-color="#f0e6ff" draw:fill-hatch-solid="true" draw:textarea-horizontal-align="justify" draw:textarea-vertical-align="middle" draw:auto-grow-height="false" fo:min-height="0.59cm" fo:min-width="2.577cm" fo:padding-top="0.125cm" fo:padding-bottom="0.125cm" fo:padding-left="0.25cm" fo:padding-right="0.25cm"/>
    </style:style>
    <style:style style:name="gr54" style:family="graphic" style:parent-style-name="standard">
      <style:graphic-properties svg:stroke-color="#000000" draw:fill="solid" draw:fill-color="#f0e6ff" draw:fill-hatch-solid="false" draw:textarea-horizontal-align="justify" draw:textarea-vertical-align="middle" draw:auto-grow-height="false" fo:min-height="0.25cm" fo:min-width="2.577cm"/>
    </style:style>
    <style:style style:name="gr55" style:family="graphic" style:parent-style-name="standard">
      <style:graphic-properties svg:stroke-width="0cm" svg:stroke-color="#000000" draw:marker-start-width="0.215cm" draw:marker-end-width="0.215cm" draw:fill="hatch" draw:fill-color="#ffe1ff" draw:fill-hatch-name="Hatching_20_6" draw:fill-hatch-solid="true" draw:textarea-horizontal-align="justify" draw:textarea-vertical-align="middle" draw:auto-grow-height="false" fo:min-height="1.066cm" fo:min-width="2.577cm" fo:padding-top="0.125cm" fo:padding-bottom="0.125cm" fo:padding-left="0.25cm" fo:padding-right="0.25cm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3.566cm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3.456cm"/>
      <style:paragraph-properties style:writing-mode="lr-tb"/>
    </style:style>
    <style:style style:name="pr8" style:family="presentation" style:parent-style-name="master-notes">
      <style:graphic-properties draw:fill-color="#ffffff" draw:auto-grow-height="true" fo:min-height="15.676cm"/>
      <style:paragraph-properties style:writing-mode="lr-tb"/>
    </style:style>
    <style:style style:name="pr9" style:family="presentation" style:parent-style-name="master-title">
      <style:graphic-properties fo:min-height="1.741cm"/>
      <style:paragraph-properties style:writing-mode="lr-tb"/>
    </style:style>
    <style:style style:name="pr10" style:family="presentation" style:parent-style-name="master-outline1">
      <style:graphic-properties fo:min-height="14.15cm"/>
      <style:paragraph-properties style:writing-mode="lr-tb"/>
    </style:style>
    <style:style style:name="pr11" style:family="presentation" style:parent-style-name="master-notes">
      <style:graphic-properties draw:fill-color="#ffffff" fo:min-height="13.364cm"/>
      <style:paragraph-properties style:writing-mode="lr-tb"/>
    </style:style>
    <style:style style:name="pr12" style:family="presentation" style:parent-style-name="master-title">
      <style:graphic-properties draw:auto-grow-height="true" fo:min-height="3.481cm"/>
      <style:paragraph-properties style:writing-mode="lr-tb"/>
    </style:style>
    <style:style style:name="pr13" style:family="presentation" style:parent-style-name="master-notes">
      <style:graphic-properties draw:fill-color="#ffffff" draw:auto-grow-height="true" fo:min-height="15.276cm"/>
      <style:paragraph-properties style:writing-mode="lr-tb"/>
    </style:style>
    <style:style style:name="pr14" style:family="presentation" style:parent-style-name="master-outline1" style:list-style-name="L5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4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2cm">
        <style:tab-stops>
          <style:tab-stop style:position="9.591cm"/>
        </style:tab-stops>
      </style:paragraph-properties>
    </style:style>
    <style:style style:name="P14" style:family="paragraph">
      <style:paragraph-properties fo:margin-top="0cm" fo:margin-bottom="0.5cm">
        <style:tab-stops>
          <style:tab-stop style:position="9.591cm"/>
        </style:tab-stops>
      </style:paragraph-properties>
    </style:style>
    <style:style style:name="P15" style:family="paragraph">
      <style:paragraph-properties fo:margin-left="0cm" fo:margin-right="0cm" fo:margin-top="0cm" fo:margin-bottom="0.2cm" fo:text-indent="-0.6cm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17" style:family="paragraph">
      <style:paragraph-properties fo:margin-top="0cm" fo:margin-bottom="0.2cm"/>
    </style:style>
    <style:style style:name="P18" style:family="paragraph">
      <style:paragraph-properties fo:margin-top="0cm" fo:margin-bottom="0.4cm">
        <style:tab-stops>
          <style:tab-stop style:position="9.591cm"/>
        </style:tab-stops>
      </style:paragraph-properties>
    </style:style>
    <style:style style:name="P19" style:family="paragraph">
      <style:paragraph-properties>
        <style:tab-stops>
          <style:tab-stop style:position="9.591cm"/>
        </style:tab-stops>
      </style:paragraph-properties>
    </style:style>
    <style:style style:name="P20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20pt"/>
    </style:style>
    <style:style style:name="P21" style:family="paragraph">
      <loext:graphic-properties draw:fill-color="#eeeeee"/>
      <style:paragraph-properties fo:text-align="center"/>
    </style:style>
    <style:style style:name="P22" style:family="paragraph">
      <loext:graphic-properties draw:fill-color="#f0e6ff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9" style:family="paragraph">
      <style:paragraph-properties fo:text-align="center" style:writing-mode="lr-tb"/>
      <style:text-properties fo:font-size="12pt" style:font-size-asian="12pt" style:font-size-complex="12pt"/>
    </style:style>
    <style:style style:name="P30" style:family="paragraph">
      <loext:graphic-properties draw:fill-color="#ffffcc"/>
      <style:paragraph-properties fo:text-align="center" style:writing-mode="lr-tb"/>
      <style:text-properties fo:font-size="12pt" style:font-size-asian="12pt" style:font-size-complex="12pt"/>
    </style:style>
    <style:style style:name="P31" style:family="paragraph">
      <loext:graphic-properties draw:fill="none"/>
      <style:paragraph-properties fo:text-align="start" style:writing-mode="lr-tb"/>
      <style:text-properties style:font-name="Liberation Mono5" fo:font-size="18pt"/>
    </style:style>
    <style:style style:name="P32" style:family="paragraph">
      <loext:graphic-properties draw:fill="solid" draw:fill-color="#ffffff" draw:fill-hatch-solid="false"/>
      <style:paragraph-properties fo:text-align="center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666666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style:font-name="Liberation Mono1" fo:font-size="16pt" style:font-size-asian="16pt" style:font-size-complex="16pt"/>
    </style:style>
    <style:style style:name="P35" style:family="paragraph">
      <style:paragraph-properties fo:margin-top="0cm" fo:margin-bottom="5cm"/>
    </style:style>
    <style:style style:name="P36" style:family="paragraph">
      <loext:graphic-properties draw:fill="solid" draw:fill-color="#c5000b"/>
      <style:paragraph-properties fo:text-align="center"/>
      <style:text-properties fo:font-size="48pt" style:font-size-asian="48pt" style:font-size-complex="48pt"/>
    </style:style>
    <style:style style:name="P37" style:family="paragraph">
      <loext:graphic-properties draw:fill="solid" draw:fill-color="#ffcc00" draw:opacity-name="Transparency_20_5"/>
      <style:paragraph-properties fo:text-align="center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39" style:family="paragraph">
      <loext:graphic-properties draw:fill="none" draw:fill-color="#ffffff"/>
      <style:paragraph-properties fo:text-align="start" style:writing-mode="lr-tb"/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f0e6ff" draw:fill-hatch-solid="true"/>
      <style:paragraph-properties fo:text-align="center"/>
    </style:style>
    <style:style style:name="P41" style:family="paragraph">
      <loext:graphic-properties draw:fill="hatch" draw:fill-color="#ffe1ff" draw:fill-hatch-name="Hatching_20_5" draw:fill-hatch-solid="true"/>
      <style:paragraph-properties fo:text-align="center"/>
      <style:text-properties fo:font-size="14pt" style:font-size-asian="14pt" style:font-size-complex="14pt"/>
    </style:style>
    <style:style style:name="P42" style:family="paragraph">
      <loext:graphic-properties draw:fill="hatch" draw:fill-color="#ffe1ff" draw:fill-hatch-name="Hatching_20_5" draw:fill-hatch-solid="true"/>
      <style:paragraph-properties fo:text-align="center"/>
    </style:style>
    <style:style style:name="P43" style:family="paragraph">
      <style:paragraph-properties fo:text-align="center" style:writing-mode="lr-tb"/>
      <style:text-properties fo:font-size="14pt" style:font-size-asian="14pt" style:font-size-complex="14pt"/>
    </style:style>
    <style:style style:name="P44" style:family="paragraph">
      <loext:graphic-properties draw:fill="solid" draw:fill-color="#ffffff" draw:fill-hatch-solid="false"/>
      <style:paragraph-properties fo:text-align="center" style:writing-mode="lr-tb"/>
      <style:text-properties fo:font-size="14pt" style:font-size-asian="14pt" style:font-size-complex="14pt"/>
    </style:style>
    <style:style style:name="P45" style:family="paragraph">
      <loext:graphic-properties draw:fill="hatch" draw:fill-color="#ffe1ff" draw:fill-hatch-name="Hatching_20_6" draw:fill-hatch-solid="true"/>
      <style:paragraph-properties fo:text-align="center"/>
    </style:style>
    <style:style style:name="P46" style:family="paragraph">
      <loext:graphic-properties draw:fill="solid" draw:fill-color="#f0e6ff" draw:fill-hatch-solid="false"/>
      <style:paragraph-properties fo:text-align="center"/>
      <style:text-properties fo:font-size="14pt" style:font-size-asian="14pt" style:font-size-complex="14pt"/>
    </style:style>
    <style:style style:name="P47" style:family="paragraph">
      <style:paragraph-properties style:writing-mode="lr-tb"/>
      <style:text-properties fo:color="#000000" loext:opacity="100%"/>
    </style:style>
    <style:style style:name="P48" style:family="paragraph">
      <style:paragraph-properties fo:margin-top="0cm" fo:margin-bottom="0.3cm"/>
    </style:style>
    <style:style style:name="P49" style:family="paragraph">
      <loext:graphic-properties draw:fill-color="#ffffff"/>
      <style:paragraph-properties style:writing-mode="lr-tb"/>
    </style:style>
    <style:style style:name="P50" style:family="paragraph">
      <style:paragraph-properties fo:margin-top="0cm" fo:margin-bottom="0.2cm" style:writing-mode="lr-tb"/>
      <style:text-properties fo:color="#000000" loext:opacity="100%" fo:font-size="26pt" style:font-size-asian="26pt" style:font-size-complex="26pt"/>
    </style:style>
    <style:style style:name="P51" style:family="paragraph">
      <style:paragraph-properties fo:margin-left="0cm" fo:margin-right="0cm" fo:margin-top="0cm" fo:margin-bottom="0.2cm" fo:text-indent="-0.6cm" style:writing-mode="lr-tb"/>
    </style:style>
    <style:style style:name="T1" style:family="text">
      <style:text-properties fo:color="#ffffff" loext:opacity="100%" style:font-name="Liberation Sans4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4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font-size="22pt" fo:language="ru" fo:country="RU" style:font-size-asian="22pt" style:font-size-complex="22pt"/>
    </style:style>
    <style:style style:name="T13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2pt" fo:language="ru" fo:country="RU" style:font-size-asian="12pt" style:font-size-complex="12pt"/>
    </style:style>
    <style:style style:name="T17" style:family="text">
      <style:text-properties style:font-name="Liberation Mono5" fo:font-size="18pt"/>
    </style:style>
    <style:style style:name="T18" style:family="text">
      <style:text-properties fo:font-size="16pt" fo:font-style="italic" style:font-size-asian="16pt" style:font-style-asian="italic" style:font-size-complex="16pt" style:font-style-complex="italic"/>
    </style:style>
    <style:style style:name="T19" style:family="text">
      <style:text-properties style:font-name="Liberation Mono1" fo:font-size="16pt" style:font-size-asian="16pt" style:font-size-complex="16pt"/>
    </style:style>
    <style:style style:name="T20" style:family="text">
      <style:text-properties fo:color="#000000" loext:opacity="100%" fo:font-size="22pt" fo:language="ru" fo:country="RU" fo:font-style="italic" style:font-size-asian="22pt" style:font-style-asian="italic" style:font-size-complex="22pt" style:font-style-complex="italic"/>
    </style:style>
    <style:style style:name="T21" style:family="text">
      <style:text-properties fo:color="#000000" loext:opacity="100%" style:font-name="Liberation Serif1" fo:font-size="22pt" fo:language="ru" fo:country="RU" style:font-name-asian="Liberation Serif1" style:font-size-asian="22pt" style:font-name-complex="Liberation Serif1" style:font-size-complex="22pt"/>
    </style:style>
    <style:style style:name="T22" style:family="text">
      <style:text-properties fo:font-size="12pt" fo:language="ru" fo:country="RU" fo:font-style="italic" style:font-size-asian="12pt" style:font-style-asian="italic" style:font-size-complex="12pt" style:font-style-complex="italic"/>
    </style:style>
    <style:style style:name="T2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4" style:family="text">
      <style:text-properties style:font-name="Liberation Sans2" fo:font-size="26pt" fo:font-weight="bold" style:font-name-asian="Liberation Sans2" style:font-size-asian="26pt" style:font-weight-asian="bold" style:font-name-complex="Liberation Sans2" style:font-size-complex="26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color="#000000" loext:opacity="100%" fo:language="ru" fo:country="RU"/>
    </style:style>
    <style:style style:name="T27" style:family="text">
      <style:text-properties fo:color="#000000" loext:opacity="100%" style:font-name="Liberation Mono5" fo:font-size="18pt" fo:language="ru" fo:country="RU" style:font-size-asian="18pt" style:font-size-complex="18pt"/>
    </style:style>
    <style:style style:name="T28" style:family="text">
      <style:text-properties fo:color="#000000" loext:opacity="100%" style:font-name="Liberation Serif4" fo:font-size="22pt" fo:language="ru" fo:country="RU" style:font-size-asian="22pt" style:font-size-complex="22pt"/>
    </style:style>
    <style:style style:name="T29" style:family="text">
      <style:text-properties fo:color="#000000" loext:opacity="100%" style:text-position="0% 100%" style:font-name="Liberation Serif4" fo:font-size="22pt" fo:language="ru" fo:country="RU" style:font-size-asian="22pt" style:font-size-complex="22pt"/>
    </style:style>
    <style:style style:name="T30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31" style:family="text">
      <style:text-properties fo:color="#000000" loext:opacity="100%" fo:font-size="26pt" fo:language="ru" fo:country="RU" style:font-size-asian="26pt" style:font-size-complex="26pt"/>
    </style:style>
    <style:style style:name="T32" style:family="text">
      <style:text-properties fo:color="#000000" loext:opacity="100%" fo:font-size="6pt" fo:language="ru" fo:country="RU" style:font-size-asian="6pt" style:font-size-complex="6pt"/>
    </style:style>
    <style:style style:name="T33" style:family="text">
      <style:text-properties fo:font-size="14pt" fo:font-style="italic" style:font-size-asian="14pt" style:font-style-asian="italic" style:font-size-complex="14pt" style:font-style-complex="italic"/>
    </style:style>
    <style:style style:name="T34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Журналирование</text:span><text:span text:style-name="T2"><text:line-break/></text:span><text:span text:style-name="T2">Журнал предзаписи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6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Журнал предзаписи (WAL)</text:span></text:p>
              </text:list-item>
              <text:list-item>
                <text:p text:style-name="P9"><text:span text:style-name="T11">Логическое и физическое устройство журнала</text:span></text:p>
              </text:list-item>
              <text:list-item>
                <text:p text:style-name="P9"><text:span text:style-name="T11">Процесс упреждающей записи и восстановлен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Журнал предзаписи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Основная задача</text:span></text:p>
                <text:list>
                  <text:list-item>
                    <text:p text:style-name="P12"><text:span text:style-name="T12">возможность восстановления согласованности данных после сбоя</text:span></text:p>
                  </text:list-item>
                </text:list>
              </text:list-item>
              <text:list-item>
                <text:p text:style-name="P9"><text:span text:style-name="T11">Механизм</text:span></text:p>
                <text:list>
                  <text:list-item>
                    <text:p text:style-name="P13"><text:span text:style-name="T12">при изменении данных действие также записывается в журнал</text:span></text:p>
                    <text:p text:style-name="P13"><text:span text:style-name="T12">журнальная запись попадает на диск раньше измененных данных</text:span></text:p>
                  </text:list-item>
                  <text:list-item>
                    <text:p text:style-name="P14"><text:span text:style-name="T12">восстановление после сбоя — повторное выполнение потерянных операций с помощью журнальных записе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6" draw:layer="layout" svg:width="16.799cm" svg:height="13.566cm" svg:x="2.1cm" svg:y="14.107cm" presentation:class="notes" presentation:user-transformed="true">
            <draw:text-box>
              <text:p text:style-name="P15"><text:span text:style-name="T6">Основная причина существования журнала — необходимость <text:s/>восстановления согласованности данных в случае сбоя, при котором <text:s/>теряется содержимое оперативной памяти, в частности, буферного <text:s/>кеша. Тем самым обеспечивается выполнение свойства долговечности <text:s/>(буква «D» из набора свойств транзакций ACID).</text:span></text:p>
              <text:p text:style-name="P15"><text:span text:style-name="T6">Одновременно с изменением данных создается запись в журнале, <text:s/>содержащая достаточную информацию для повторения этой операции. <text:s/>Журнальная запись в обязательном порядке попадает на диск (или <text:s/>другое энергонезависимое устройство) до того, как туда попадет <text:s/>измененная страница — отсюда и название: «журнал предзаписи», <text:s/>«write-ahead log».</text:span></text:p>
              <text:p text:style-name="P15"><text:span text:style-name="T6">В случае сбоя можно прочитать журнал и при необходимости повторить те операции, которые уже были выполнены, но результат которых не успел попасть на диск.</text:span></text:p>
              <text:p text:style-name="P15"><text:span text:style-name="T13"><text:a xlink:href="https://postgrespro.ru/docs/postgresql/16/wal-intro" xlink:type="simple">https://postgrespro.ru/docs/postgresql/16/wal-intro</text:a></text:span></text:p>
              <text:p text:style-name="P15"><text:span text:style-name="T6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Что защищено журналом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Изменение любых страниц в буферном кеше</text:span></text:p>
                <text:list>
                  <text:list-item>
                    <text:p text:style-name="P17"><text:span text:style-name="T12">в том числе страницы таблиц и индексов</text:span></text:p>
                  </text:list-item>
                  <text:list-item>
                    <text:p text:style-name="P12"><text:span text:style-name="T12">кроме нежурналируемых и временных таблиц</text:span></text:p>
                  </text:list-item>
                </text:list>
              </text:list-item>
              <text:list-item>
                <text:p text:style-name="P9"><text:span text:style-name="T11">Фиксация и отмена транзакций — буферы CLOG</text:span></text:p>
              </text:list-item>
              <text:list-item>
                <text:p text:style-name="P18"><text:span text:style-name="T11">Файловые операции</text:span></text:p>
                <text:list>
                  <text:list-item>
                    <text:p text:style-name="P13"><text:span text:style-name="T12">создание и удаление файлов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добавление и удаление страниц файлов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2">создание и удаление каталогов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20" draw:layer="layout" svg:width="16.799cm" svg:height="13.456cm" svg:x="2.1cm" svg:y="14.107cm" presentation:class="notes" presentation:user-transformed="true">
            <draw:text-box>
              <text:p text:style-name="P15"><text:span text:style-name="T6">Журналировать нужно все операции, при выполнении которых возможна ситуация, что при сбое изменения (или часть изменений)</text:span><text:span text:style-name="T6"><text:line-break/></text:span><text:span text:style-name="T6">не дойдут до диска.</text:span></text:p>
              <text:p text:style-name="P15"><text:span text:style-name="T6">В частности, в журнал записываются следующие действия:</text:span></text:p>
              <text:p text:style-name="P15"><text:span text:style-name="T6">- изменение страниц в буферном кеше (как правило, это страницы таблиц и индексов) — так как измененная страница попадает на диск</text:span><text:span text:style-name="T6"><text:line-break/></text:span><text:span text:style-name="T6">не сразу;</text:span></text:p>
              <text:p text:style-name="P15"><text:span text:style-name="T6">- фиксация и отмена транзакций — точно так же, изменение статуса происходит в буфере CLOG и попадает на диск не сразу;</text:span></text:p>
              <text:p text:style-name="P15"><text:span text:style-name="T6">- файловые операции (создание и удаление файлов и каталогов, например, создание файлов при создании таблицы) — так как эти операции должны происходить синхронно с изменением данных.</text:span></text:p>
              <text:p text:style-name="P15"><text:span text:style-name="T6">При этом в журнал не записываются:</text:span></text:p>
              <text:p text:style-name="P15"><text:span text:style-name="T6">- операции с нежурналируемыми таблицами — их название говорит само за себя;</text:span></text:p>
              <text:p text:style-name="P15"><text:span text:style-name="T14">- операции с</text:span><text:span text:style-name="T6"> временными таблицами — они существуют не дольше, чем создавший их сеанс, и поэтому не нуждаются в восстановлении.</text:span></text:p>
              <text:p text:style-name="P15"><text:span text:style-name="T6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Логическое устройство</text:span></text:p>
          </draw:text-box>
        </draw:frame>
        <draw:custom-shape draw:style-name="gr3" draw:text-style-name="P21" xml:id="id6" draw:id="id6" draw:layer="layout" svg:width="1cm" svg:height="1.8cm" svg:x="1.289cm" svg:y="5.6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8.8cm" svg:height="1.8cm" svg:x="2.289cm" svg:y="5.6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1" xml:id="id4" draw:id="id4" draw:layer="layout" svg:width="1cm" svg:height="1.8cm" svg:x="11.089cm" svg:y="5.6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1" draw:layer="layout" svg:width="6cm" svg:height="1.8cm" svg:x="12.089cm" svg:y="5.63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2" xml:id="id3" draw:id="id3" draw:layer="layout" svg:width="1cm" svg:height="1.8cm" svg:x="18.089cm" svg:y="5.6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4.7cm" svg:height="1.8cm" svg:x="19.089cm" svg:y="5.6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1" xml:id="id2" draw:id="id2" draw:layer="layout" svg:width="1cm" svg:height="1.8cm" svg:x="23.789cm" svg:y="5.63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6.8cm" svg:height="1.8cm" svg:x="24.789cm" svg:y="5.6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1" xml:id="id1" draw:id="id1" draw:layer="layout" svg:width="1cm" svg:height="1.8cm" svg:x="31.589cm" svg:y="5.631cm">
          <text:p/>
          <draw:enhanced-geometry svg:viewBox="0 0 21600 21600" draw:type="rectangle" draw:enhanced-path="M 0 0 L 21600 0 21600 21600 0 21600 0 0 Z N"/>
        </draw:custom-shape>
        <draw:connector draw:style-name="gr9" draw:text-style-name="P23" draw:layer="layout" draw:type="curve" svg:x1="32.089cm" svg:y1="5.631cm" svg:x2="24.289cm" svg:y2="5.631cm" draw:start-shape="id1" draw:start-glue-point="0" draw:end-shape="id2" draw:end-glue-point="0" svg:d="M32089 5631c0-750-7800-750-7800 0" svg:viewBox="0 0 7801 563">
          <text:p/>
        </draw:connector>
        <draw:connector draw:style-name="gr9" draw:text-style-name="P23" draw:layer="layout" draw:type="curve" svg:x1="24.289cm" svg:y1="5.631cm" svg:x2="18.589cm" svg:y2="5.631cm" draw:start-shape="id2" draw:start-glue-point="0" draw:end-shape="id3" draw:end-glue-point="0" svg:d="M24289 5631c0-750-5700-750-5700 0" svg:viewBox="0 0 5701 563">
          <text:p/>
        </draw:connector>
        <draw:connector draw:style-name="gr9" draw:text-style-name="P23" draw:layer="layout" draw:type="curve" svg:x1="18.589cm" svg:y1="5.631cm" svg:x2="11.589cm" svg:y2="5.631cm" draw:start-shape="id3" draw:start-glue-point="0" draw:end-shape="id4" svg:d="M18589 5631c0-750-7000-750-7000 0" svg:viewBox="0 0 7001 563">
          <text:p/>
        </draw:connector>
        <draw:connector draw:style-name="gr9" draw:text-style-name="P23" draw:layer="layout" draw:type="curve" svg:x1="11.589cm" svg:y1="5.631cm" svg:x2="5.989cm" svg:y2="5.631cm" draw:start-shape="id4" draw:end-shape="id5" draw:end-glue-point="0" svg:d="M11589 5631c0-751-5600-751-5600 0" svg:viewBox="0 0 5601 564">
          <text:p/>
        </draw:connector>
        <draw:connector draw:style-name="gr9" draw:text-style-name="P23" draw:layer="layout" draw:type="curve" svg:x1="5.989cm" svg:y1="5.631cm" svg:x2="1.789cm" svg:y2="5.631cm" draw:start-shape="id5" draw:start-glue-point="0" draw:end-shape="id6" draw:end-glue-point="0" svg:d="M5989 5631c0-751-4200-751-4200 0" svg:viewBox="0 0 4201 564">
          <text:p/>
        </draw:connector>
        <draw:custom-shape draw:style-name="gr10" draw:text-style-name="P24" draw:layer="layout" svg:width="9.8cm" svg:height="1.8cm" svg:x="1.3cm" svg:y="5.63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4" draw:layer="layout" svg:width="7cm" svg:height="1.8cm" svg:x="11.1cm" svg:y="5.6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5.697cm" svg:height="1.8cm" svg:x="18.1cm" svg:y="5.63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7.8cm" svg:height="1.8cm" svg:x="23.8cm" svg:y="5.63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xml:id="id5" draw:id="id5" draw:layer="layout" svg:width="0.4cm" svg:height="1.8cm" svg:x="5.789cm" svg:y="5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15" draw:text-style-name="P23" draw:layer="layout" svg:width="4.377cm" svg:height="0.756cm" draw:transform="rotate (1.5707963267949) translate (5.63205790324649cm 8.70799859612038cm)" svg:viewBox="0 0 4378 757" svg:d="M0 378c7 4 15 8 22 12s14 8 22 12c7 4 14 8 22 12 7 4 14 8 22 12 7 4 14 8 21 11 8 4 15 9 22 13 8 3 15 7 22 11 8 4 15 7 22 11s15 8 22 12 15 8 22 12c7 3 14 7 22 10 7 4 14 8 22 12 7 4 14 7 22 11 7 4 14 7 21 11 8 3 15 7 22 10 8 4 15 7 22 11 8 3 15 7 22 11 7 3 15 6 22 9 7 4 15 7 22 10 7 4 15 7 22 10s14 6 22 9c7 3 14 7 22 10 7 3 14 6 21 9 8 3 15 6 22 8 8 3 15 6 22 9 8 3 15 5 22 8s15 5 22 8 15 5 22 8c7 2 15 5 22 7 7 3 14 6 22 8 7 2 14 4 22 7 7 2 14 4 21 6 8 2 15 4 22 6 8 2 15 4 22 6 8 2 15 4 22 6s15 3 22 5c7 1 15 3 22 5 7 1 15 3 22 4 7 2 14 3 22 4 7 2 14 3 22 5 7 1 14 2 21 3 8 1 15 2 22 3 8 1 15 2 22 3 8 0 15 1 22 2s15 2 22 2c7 1 15 1 22 2 7 0 15 1 22 1 7 1 14 1 22 1 7 0 14 1 22 1 7 0 14 0 21 0 8 0 15 0 22 0 8 0 15-1 22-1 8 0 15 0 22-1 7 0 15-1 22-1 7-1 15-1 22-2 7 0 15-1 22-2s14-2 22-2c7-1 14-2 22-3 7-1 14-2 22-3 7-1 14-2 21-3 8-2 15-3 22-5 8-1 15-2 22-4 7-1 15-3 22-4 7-2 15-4 22-5 7-2 15-3 22-5s14-4 22-6c7-2 14-4 22-6 7-2 14-4 22-6 7-2 14-4 21-6 8-3 15-5 22-7 8-2 15-5 22-8 7-2 15-5 22-7 7-3 15-5 22-8s15-5 22-8 14-5 22-8c7-3 14-6 22-9 7-2 14-5 22-8 7-3 14-6 21-9 8-3 15-7 22-10 8-3 15-6 22-9s15-6 22-10c7-3 15-6 22-10 7-3 15-6 22-9 7-4 14-8 22-11 7-4 14-7 22-11 7-3 14-7 22-10 7-4 14-7 21-11 8-4 15-7 22-11 8-4 15-8 22-12 8-3 15-7 22-10 7-4 15-8 22-12s15-8 22-12 14-7 22-11c7-4 14-8 22-11 7-4 14-9 22-13 7-3 14-7 21-11 8-4 15-8 22-12 8-4 15-8 22-12 8-4 15-8 22-12s15-8 22-12 15-8 22-12c7-3 14-7 22-11 7-4 14-8 22-12 7-4 14-8 22-12 7-4 14-8 21-11 8-5 15-9 22-13 8-4 15-7 22-11 8-4 15-8 22-11 7-4 15-8 22-12s15-8 22-12c7-3 14-7 22-10 7-4 14-8 22-12 7-4 14-7 22-11 7-4 14-7 21-11 8-3 15-7 22-10 8-4 15-8 22-11 8-4 15-7 22-11 7-3 15-6 22-9 7-4 15-7 22-10 7-4 15-7 22-10s14-6 22-9c7-3 14-7 22-10 7-3 14-6 21-9 8-3 15-6 22-8 8-3 15-7 22-10 8-2 15-5 22-7 7-3 15-6 22-8 7-3 15-5 22-8s15-5 22-7c7-3 14-6 22-8 7-2 14-5 22-7 7-2 14-4 21-6 8-2 15-4 22-6 8-2 15-4 22-6 8-2 15-4 22-6s15-3 22-5c7-1 15-3 22-5s15-3 22-4c7-2 14-3 22-4 7-2 14-3 22-5 7-1 14-2 21-3 8-1 15-2 22-3 8-1 15-2 22-3 8-1 15-1 22-2s15-2 22-2c7-1 15-1 22-2 7 0 15-1 22-2 7 0 14 0 22 0 7 0 14-1 22-1 7 0 14 0 21 0 8 0 15 0 22 0 8 0 15 1 22 1 8 0 15 0 22 0 7 1 15 2 22 2 7 1 15 1 22 2 7 0 15 1 22 2s14 1 22 2c7 1 14 2 22 3 7 1 14 2 22 3 7 1 14 2 21 3 8 2 15 3 22 5 8 1 15 2 22 4 7 1 15 2 22 4s15 4 22 5c7 2 15 3 22 5s14 4 22 6c7 2 14 4 22 6 7 2 14 4 22 6 7 2 14 4 21 6 8 2 15 5 22 7 8 2 15 5 22 8 7 2 15 4 22 7s15 5 22 8c7 2 15 5 22 8 7 2 14 5 22 7 7 3 14 7 22 10 7 2 14 5 22 8 7 3 14 6 21 9 8 3 15 7 22 10 8 3 15 6 22 9s15 6 22 10c7 3 15 6 22 10 7 3 15 6 22 9 7 4 14 7 22 11 7 3 14 7 22 11 7 3 14 7 22 10 7 4 14 7 21 11 8 4 15 7 22 11 8 4 15 8 22 12 8 3 15 7 22 10 7 4 15 8 22 12s15 8 22 12c7 3 14 7 22 11 7 4 14 7 22 11 7 4 14 8 22 13 7 3 14 7 21 11 8 4 15 8 22 12 8 4 15 8 22 12 8 4 15 8 22 11 7 4 15 8 22 12">
            <text:p/>
          </draw:path>
        </draw:g>
        <draw:g>
          <draw:path draw:style-name="gr16" draw:text-style-name="P23" draw:layer="layout" svg:width="4.377cm" svg:height="0.756cm" draw:transform="rotate (1.5707963267949) translate (5.63105790324649cm 8.70799859612038cm)" svg:viewBox="0 0 4378 757" svg:d="M0 378c7 4 15 8 22 12s14 8 22 12c7 4 14 8 22 12 7 4 14 8 22 12 7 4 14 8 21 11 8 4 15 9 22 13 8 3 15 7 22 11 8 4 15 7 22 11s15 8 22 12 15 8 22 12c7 3 14 7 22 10 7 4 14 8 22 12 7 4 14 7 22 11 7 4 14 7 21 11 8 3 15 7 22 10 8 4 15 7 22 11 8 3 15 7 22 11 7 3 15 6 22 9 7 4 15 7 22 10 7 4 15 7 22 10s14 6 22 9c7 3 14 7 22 10 7 3 14 6 21 9 8 3 15 6 22 8 8 3 15 6 22 9 8 3 15 5 22 8s15 5 22 8 15 5 22 8c7 2 15 5 22 7 7 3 14 6 22 8 7 2 14 4 22 7 7 2 14 4 21 6 8 2 15 4 22 6 8 2 15 4 22 6 8 2 15 4 22 6s15 3 22 5c7 1 15 3 22 5 7 1 15 3 22 4 7 2 14 3 22 4 7 2 14 3 22 5 7 1 14 2 21 3 8 1 15 2 22 3 8 1 15 2 22 3 8 0 15 1 22 2s15 2 22 2c7 1 15 1 22 2 7 0 15 1 22 1 7 1 14 1 22 1 7 0 14 1 22 1 7 0 14 0 21 0 8 0 15 0 22 0 8 0 15-1 22-1 8 0 15 0 22-1 7 0 15-1 22-1 7-1 15-1 22-2 7 0 15-1 22-2s14-2 22-2c7-1 14-2 22-3 7-1 14-2 22-3 7-1 14-2 21-3 8-2 15-3 22-5 8-1 15-2 22-4 7-1 15-3 22-4 7-2 15-4 22-5 7-2 15-3 22-5s14-4 22-6c7-2 14-4 22-6 7-2 14-4 22-6 7-2 14-4 21-6 8-3 15-5 22-7 8-2 15-5 22-8 7-2 15-5 22-7 7-3 15-5 22-8s15-5 22-8 14-5 22-8c7-3 14-6 22-9 7-2 14-5 22-8 7-3 14-6 21-9 8-3 15-7 22-10 8-3 15-6 22-9s15-6 22-10c7-3 15-6 22-10 7-3 15-6 22-9 7-4 14-8 22-11 7-4 14-7 22-11 7-3 14-7 22-10 7-4 14-7 21-11 8-4 15-7 22-11 8-4 15-8 22-12 8-3 15-7 22-10 7-4 15-8 22-12s15-8 22-12 14-7 22-11c7-4 14-8 22-11 7-4 14-9 22-13 7-3 14-7 21-11 8-4 15-8 22-12 8-4 15-8 22-12 8-4 15-8 22-12s15-8 22-12 15-8 22-12c7-3 14-7 22-11 7-4 14-8 22-12 7-4 14-8 22-12 7-4 14-8 21-11 8-5 15-9 22-13 8-4 15-7 22-11 8-4 15-8 22-11 7-4 15-8 22-12s15-8 22-12c7-3 14-7 22-10 7-4 14-8 22-12 7-4 14-7 22-11 7-4 14-7 21-11 8-3 15-7 22-10 8-4 15-8 22-11 8-4 15-7 22-11 7-3 15-6 22-9 7-4 15-7 22-10 7-4 15-7 22-10s14-6 22-9c7-3 14-7 22-10 7-3 14-6 21-9 8-3 15-6 22-8 8-3 15-7 22-10 8-2 15-5 22-7 7-3 15-6 22-8 7-3 15-5 22-8s15-5 22-7c7-3 14-6 22-8 7-2 14-5 22-7 7-2 14-4 21-6 8-2 15-4 22-6 8-2 15-4 22-6 8-2 15-4 22-6s15-3 22-5c7-1 15-3 22-5s15-3 22-4c7-2 14-3 22-4 7-2 14-3 22-5 7-1 14-2 21-3 8-1 15-2 22-3 8-1 15-2 22-3 8-1 15-1 22-2s15-2 22-2c7-1 15-1 22-2 7 0 15-1 22-2 7 0 14 0 22 0 7 0 14-1 22-1 7 0 14 0 21 0 8 0 15 0 22 0 8 0 15 1 22 1 8 0 15 0 22 0 7 1 15 2 22 2 7 1 15 1 22 2 7 0 15 1 22 2s14 1 22 2c7 1 14 2 22 3 7 1 14 2 22 3 7 1 14 2 21 3 8 2 15 3 22 5 8 1 15 2 22 4 7 1 15 2 22 4s15 4 22 5c7 2 15 3 22 5s14 4 22 6c7 2 14 4 22 6 7 2 14 4 22 6 7 2 14 4 21 6 8 2 15 5 22 7 8 2 15 5 22 8 7 2 15 4 22 7s15 5 22 8c7 2 15 5 22 8 7 2 14 5 22 7 7 3 14 7 22 10 7 2 14 5 22 8 7 3 14 6 21 9 8 3 15 7 22 10 8 3 15 6 22 9s15 6 22 10c7 3 15 6 22 10 7 3 15 6 22 9 7 4 14 7 22 11 7 3 14 7 22 11 7 3 14 7 22 10 7 4 14 7 21 11 8 4 15 7 22 11 8 4 15 8 22 12 8 3 15 7 22 10 7 4 15 8 22 12s15 8 22 12c7 3 14 7 22 11 7 4 14 7 22 11 7 4 14 8 22 13 7 3 14 7 21 11 8 4 15 8 22 12 8 4 15 8 22 12 8 4 15 8 22 11 7 4 15 8 22 12">
            <text:p/>
          </draw:path>
        </draw:g>
        <draw:line draw:style-name="gr17" draw:text-style-name="P26" draw:layer="layout" svg:x1="2.289cm" svg:y1="5.631cm" svg:x2="2.289cm" svg:y2="7.431cm">
          <text:p/>
        </draw:line>
        <draw:line draw:style-name="gr17" draw:text-style-name="P26" draw:layer="layout" svg:x1="12.089cm" svg:y1="5.631cm" svg:x2="12.089cm" svg:y2="7.431cm">
          <text:p/>
        </draw:line>
        <draw:line draw:style-name="gr17" draw:text-style-name="P26" draw:layer="layout" svg:x1="19.089cm" svg:y1="5.631cm" svg:x2="19.089cm" svg:y2="7.431cm">
          <text:p/>
        </draw:line>
        <draw:line draw:style-name="gr17" draw:text-style-name="P26" draw:layer="layout" svg:x1="24.789cm" svg:y1="5.631cm" svg:x2="24.789cm" svg:y2="7.431cm">
          <text:p/>
        </draw:line>
        <draw:line draw:style-name="gr17" draw:text-style-name="P26" draw:layer="layout" svg:x1="1.289cm" svg:y1="7.431cm" svg:x2="1.289cm" svg:y2="12.806cm">
          <text:p/>
        </draw:line>
        <draw:line draw:style-name="gr18" draw:text-style-name="P26" draw:layer="layout" svg:x1="1.289cm" svg:y1="12.806cm" svg:x2="26.882cm" svg:y2="12.806cm">
          <text:p/>
        </draw:line>
        <draw:line draw:style-name="gr17" draw:text-style-name="P26" draw:layer="layout" svg:x1="18.089cm" svg:y1="7.432cm" svg:x2="18.089cm" svg:y2="12.807cm">
          <text:p/>
        </draw:line>
        <draw:frame draw:style-name="gr19" draw:text-style-name="P27" draw:layer="layout" svg:width="1.734cm" svg:height="0.962cm" svg:x="25.337cm" svg:y="11.553cm">
          <draw:text-box>
            <text:p>LSN</text:p>
          </draw:text-box>
        </draw:frame>
        <draw:frame draw:style-name="gr20" draw:text-style-name="P28" draw:layer="layout" svg:width="2.492cm" svg:height="1.361cm" svg:x="17.057cm" svg:y="12.917cm">
          <draw:text-box>
            <text:p text:style-name="P23"><text:span text:style-name="T15">«номер»</text:span></text:p>
            <text:p text:style-name="P23"><text:span text:style-name="T15">записи</text:span></text:p>
          </draw:text-box>
        </draw:frame>
        <draw:frame draw:style-name="gr21" draw:text-style-name="P28" draw:layer="layout" svg:width="0.777cm" svg:height="0.806cm" svg:x="0.958cm" svg:y="12.918cm">
          <draw:text-box>
            <text:p text:style-name="P23"><text:span text:style-name="T15">0</text:span></text:p>
          </draw:text-box>
        </draw:frame>
        <draw:custom-shape draw:style-name="gr22" draw:text-style-name="P30" draw:layer="layout" svg:width="4.785cm" svg:height="2.853cm" svg:x="12.874cm" svg:y="8.402cm">
          <text:p text:style-name="P29"><text:span text:style-name="T16">заголовок:</text:span></text:p>
          <text:p text:style-name="P29"><text:span text:style-name="T16">номер транзакции,</text:span></text:p>
          <text:p text:style-name="P29"><text:span text:style-name="T16">менеджер ресурсов,</text:span></text:p>
          <text:p text:style-name="P29"><text:span text:style-name="T16">контрольная</text:span></text:p>
          <text:p text:style-name="P29"><text:span text:style-name="T16">сумм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968.7421646469 -7326.138752627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30" draw:layer="layout" svg:width="2.917cm" svg:height="1.018cm" svg:x="20.974cm" svg:y="8.325cm">
          <text:p text:style-name="P29"><text:span text:style-name="T16">данные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405.07196710075 -18780.76545632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17"><text:span text:style-name="T12">последовательность записей</text:span></text:p>
              </text:list-item>
              <text:list-item>
                <text:p text:style-name="P17"><text:span text:style-name="T12">«номер» записи — 64-битный LSN (log sequence number)</text:span></text:p>
              </text:list-item>
              <text:list-item>
                <text:p text:style-name="P9"><text:span text:style-name="T12">специальный тип pg_ls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0" draw:layer="layout" svg:width="16.799cm" svg:height="15.676cm" svg:x="2.1cm" svg:y="14.107cm" presentation:class="notes" presentation:user-transformed="true">
            <draw:text-box>
              <text:p text:style-name="P15"><text:span text:style-name="T6">Логически журнал можно представить себе как последовательность записей различной длины. Каждая запись содержит данные</text:span><text:span text:style-name="T6"><text:line-break/></text:span><text:span text:style-name="T6">о некоторой операции, предваренные заголовком. В заголовке, в числе прочего, указаны:</text:span></text:p>
              <text:p text:style-name="P15"><text:span text:style-name="T6">- номер транзакции, к которой относится запись;</text:span></text:p>
              <text:p text:style-name="P15"><text:span text:style-name="T6">- менеджер ресурсов — компонент системы, ответственный за данную <text:s/>запись, который понимает, как интерпретировать данные. Есть <text:s/>отдельные менеджеры для таблиц, для каждого типа индекса, для <text:s/>статуса транзакций и т. п.;</text:span></text:p>
              <text:p text:style-name="P15"><text:span text:style-name="T6">- контрольная сумма (CRC).</text:span></text:p>
              <text:p text:style-name="P15"><text:span text:style-name="T6">Начиная с версии 16 расширения могут создавать собственные менеджеры ресурсов, использующие специфический формат для своих записей WAL. Это поможет разработчикам создавать расширения, реализующие новые табличные и индексные методы доступа.</text:span></text:p>
              <text:p text:style-name="P15"><text:span text:style-name="T13"><text:a xlink:href="https://postgrespro.ru/docs/postgresql/16/custom-rmgr" xlink:type="simple">https://postgrespro.ru/docs/postgresql/16/custom-rmgr</text:a></text:span></text:p>
              <text:p text:style-name="P15"><text:span text:style-name="T6">Для того чтобы сослаться на определенную запись, используется тип данных pg_lsn (LSN = log sequence number) — 64-битное число, представляющее собой байтовое смещение до записи относительно начала журнала.</text:span></text:p>
              <text:p text:style-name="P15"><text:span text:style-name="T13"><text:a xlink:href="https://postgrespro.ru/docs/postgresql/16/datatype-pg-lsn" xlink:type="simple">https://postgrespro.ru/docs/postgresql/16/datatype-pg-lsn</text:a></text:span></text:p>
              <text:p text:style-name="P15"><text:span text:style-name="T6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4" draw:text-style-name="P3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Физическое устройство</text:span></text:p>
          </draw:text-box>
        </draw:frame>
        <draw:custom-shape draw:style-name="gr25" draw:text-style-name="P32" draw:layer="layout" svg:width="3.077cm" svg:height="3.847cm" svg:x="4.679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1.299cm" svg:y="4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8.06cm" svg:y="4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6" draw:layer="layout" svg:width="0.53cm" svg:height="9.869cm" draw:transform="rotate (1.5707963267949) translate (1.321cm 9.966cm)">
          <text:p/>
          <draw:enhanced-geometry svg:viewBox="0 0 21600 21600" draw:glue-points="21600 0 0 10800 21600 21600" draw:text-areas="13800 ?f9 21600 ?f10" draw:type="left-brace" draw:modifiers="780.59245150619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33" draw:layer="layout" svg:width="3.425cm" svg:height="1.002cm" svg:x="4.52cm" svg:y="10.009cm">
          <draw:text-box>
            <text:p text:style-name="P23"><text:span text:style-name="T18">wal_buffers</text:span></text:p>
          </draw:text-box>
        </draw:frame>
        <draw:custom-shape draw:style-name="gr29" draw:text-style-name="P25" draw:layer="layout" svg:width="11.973cm" svg:height="9.78cm" svg:x="-0.12cm" svg:y="13.2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0" draw:text-style-name="P34" draw:layer="layout" svg:width="9.307cm" svg:height="5.363cm" svg:x="1.195cm" svg:y="16.488cm">
          <draw:text-box>
            <text:p><text:span text:style-name="T19">$PGDATA/pg_wal/</text:span></text:p>
            <text:p><text:span text:style-name="T19"><text:s text:c="2"/></text:span><text:span text:style-name="T19">000000010000000100000001</text:span></text:p>
            <text:p><text:span text:style-name="T19"><text:s text:c="2"/></text:span><text:span text:style-name="T19">000000010000000100000002</text:span></text:p>
            <text:p><text:span text:style-name="T19"><text:s text:c="2"/></text:span><text:span text:style-name="T19">000000010000000100000003</text:span></text:p>
            <text:p><text:span text:style-name="T19"><text:s text:c="2"/></text:span><text:span text:style-name="T19">000000010000000100000004</text:span></text:p>
            <text:p><text:span text:style-name="T19"><text:s text:c="2"/></text:span><text:span text:style-name="T19">000000010000000100000005</text:span></text:p>
            <text:p><text:span text:style-name="T19"><text:s text:c="2"/></text:span><text:span text:style-name="T19">000000010000000100000006</text:span></text:p>
            <text:p><text:span text:style-name="T19"/></text:p>
          </draw:text-box>
        </draw:frame>
        <draw:frame presentation:style-name="pr4" draw:text-style-name="P10" draw:layer="layout" svg:width="12.753cm" svg:height="14.504cm" svg:x="14.047cm" svg:y="4.8cm" presentation:class="outline" presentation:user-transformed="true">
          <draw:text-box>
            <text:list text:style-name="L3">
              <text:list-item>
                <text:p text:style-name="P9"><text:span text:style-name="T11">В памяти</text:span></text:p>
                <text:list>
                  <text:list-item>
                    <text:p text:style-name="P17"><text:span text:style-name="T12">кольцевой буферный кеш</text:span></text:p>
                    <text:p text:style-name="P35"><text:span text:style-name="T20">wal_buffers</text:span><text:span text:style-name="T12"> = </text:span><text:span text:style-name="T21">–</text:span><text:span text:style-name="T12">1</text:span></text:p>
                  </text:list-item>
                </text:list>
              </text:list-item>
              <text:list-item>
                <text:p text:style-name="P9"><text:span text:style-name="T11">На диске</text:span></text:p>
                <text:list>
                  <text:list-item>
                    <text:p text:style-name="P13"><text:span text:style-name="T12">файлы (сегменты) по 16 МБ</text:span></text:p>
                  </text:list-item>
                </text:list>
              </text:list-item>
            </text:list>
          </draw:text-box>
        </draw:frame>
        <draw:custom-shape draw:style-name="gr31" draw:text-style-name="P30" draw:layer="layout" svg:width="4.988cm" svg:height="1.328cm" svg:x="21.808cm" svg:y="8.427cm">
          <text:p text:style-name="P29"><text:span text:style-name="T16">1/32 </text:span><text:span text:style-name="T22">shared_buffer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415.99518941672 -9150.338600451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path draw:style-name="gr32" draw:text-style-name="P36" draw:layer="layout" svg:width="0.818cm" svg:height="0.888cm" svg:x="14.103cm" svg:y="7.452cm" svg:viewBox="0 0 819 889" svg:d="M819 424c0 68-14 133-42 194-30 63-71 115-125 154l71 56-228 61 21-227 64 51c66-59 99-140 99-244 0-133-64-237-191-312l81-157c78 38 140 96 185 176 44 76 65 158 65 248zM331 732l-80 157c-78-38-140-97-185-176-44-76-66-158-66-248 0-68 14-133 43-194 30-64 71-115 124-154l-71-56 229-61-21 227-64-51c-66 59-99 140-99 244 0 133 63 237 190 312z">
          <text:p/>
        </draw:path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5"><text:span text:style-name="T6">На диске журнал хранится в виде файлов (сегментов) в каталоге PGDATA/pg_wal. Каждый файл по умолчанию занимает 16 МБ. Размер сегмента может быть задан при инициализации кластера.</text:span></text:p>
              <text:p text:style-name="P15"><text:span text:style-name="T6">Журнальные записи попадают в текущий файл; когда он заполняется — начинает использоваться следующий.</text:span></text:p>
              <text:p text:style-name="P15"><text:span text:style-name="T6">В оперативной памяти для журнала выделены специальные буферы. Размер кеша задается параметром </text:span><text:span text:style-name="T23">wal_buffers</text:span><text:span text:style-name="T6"> (значение по умолчанию подразумевает автоматическую настройку: выделяется 1/32 часть буферного кеша, но не меньше чем 64 КБ и не больше чем размер одного сегмента WAL).</text:span></text:p>
              <text:p text:style-name="P15"><text:span text:style-name="T6">Журнальный кеш устроен наподобие буферного кеша, но работает преимущественно в режиме кольцевого буфера: записи добавляются</text:span><text:span text:style-name="T6"><text:line-break/></text:span><text:span text:style-name="T6">в «голову» буфера, а записываются на диск с «хвоста».</text:span></text:p>
              <text:p text:style-name="P15"><text:span text:style-name="T6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4" draw:text-style-name="P3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custom-shape draw:style-name="gr33" draw:text-style-name="P37" draw:layer="layout" svg:width="3.693cm" svg:height="4.418cm" svg:x="11.34cm" svg:y="5.88cm">
          <text:p/>
          <draw:enhanced-geometry svg:viewBox="0 0 21600 21600" draw:path-stretchpoint-x="10800" draw:path-stretchpoint-y="10800" draw:text-areas="?f3 ?f4 ?f5 ?f6" draw:type="round-rectangle" draw:modifiers="1929.61559285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Упреждающая запись</text:span></text:p>
          </draw:text-box>
        </draw:frame>
        <draw:custom-shape draw:style-name="gr25" draw:text-style-name="P32" draw:layer="layout" svg:width="3.077cm" svg:height="3.847cm" svg:x="11.65cm" svg:y="13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8.27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draw:layer="layout" svg:width="3.077cm" svg:height="3.847cm" svg:x="1.5cm" svg:y="13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15.031cm" svg:y="13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1.5cm" svg:y="6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8" draw:layer="layout" svg:width="1.975cm" svg:height="1.28cm" svg:x="18.983cm" svg:y="7.392cm">
          <draw:text-box>
            <text:p text:style-name="P23"><text:span text:style-name="T24">• • •</text:span></text:p>
          </draw:text-box>
        </draw:frame>
        <draw:custom-shape draw:style-name="gr26" draw:text-style-name="P25" draw:layer="layout" svg:width="3.077cm" svg:height="3.847cm" svg:x="15.03cm" svg:y="6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9" draw:layer="layout" svg:width="3.147cm" svg:height="1.673cm" svg:x="3.62cm" svg:y="10.309cm">
          <draw:text-box>
            <text:p text:style-name="P1"><text:span text:style-name="T25">CLOG</text:span></text:p>
          </draw:text-box>
        </draw:frame>
        <draw:custom-shape draw:style-name="gr26" draw:text-style-name="P25" draw:layer="layout" svg:width="3.077cm" svg:height="3.847cm" svg:x="4.9cm" svg:y="6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18.431cm" svg:y="13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18.43cm" svg:y="6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39" draw:layer="layout" svg:width="1.947cm" svg:height="0.962cm" svg:x="15.721cm" svg:y="10.309cm">
          <draw:text-box>
            <text:p text:style-name="P1"><text:span text:style-name="T25">WAL</text:span></text:p>
          </draw:text-box>
        </draw:frame>
        <draw:custom-shape draw:style-name="gr26" draw:text-style-name="P25" draw:layer="layout" svg:width="3.077cm" svg:height="3.847cm" svg:x="11.63cm" svg:y="6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0" draw:layer="layout" svg:width="3.077cm" svg:height="2.291cm" svg:x="11.63cm" svg:y="6.12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1" xml:id="id8" draw:id="id8" draw:layer="layout" svg:width="3.077cm" svg:height="0.82cm" svg:x="11.63cm" svg:y="8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5.948cm" svg:height="1.435cm" svg:x="15.243cm" svg:y="6.527cm">
          <text:p text:style-name="P29"><text:span text:style-name="T16">pg_current_wal_insert_lsn(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18.75945537065 28789.97214484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37" draw:layer="layout" svg:width="3.693cm" svg:height="4.418cm" svg:x="4.577cm" svg:y="12.78cm">
          <text:p/>
          <draw:enhanced-geometry svg:viewBox="0 0 21600 21600" draw:path-stretchpoint-x="10800" draw:path-stretchpoint-y="10800" draw:text-areas="?f3 ?f4 ?f5 ?f6" draw:type="round-rectangle" draw:modifiers="1929.61559285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draw:layer="layout" svg:width="3.077cm" svg:height="3.847cm" svg:x="4.87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7" draw:id="id7" draw:layer="layout" svg:width="1.555cm" svg:height="0.823cm" svg:x="4.87cm" svg:y="13.033cm">
          <text:p text:style-name="P43"><text:span text:style-name="T15">LS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3" draw:layer="layout" draw:type="curve" svg:x1="6.425cm" svg:y1="13.444cm" svg:x2="11.63cm" svg:y2="8.824cm" draw:start-shape="id7" draw:start-glue-point="1" draw:end-shape="id8" draw:end-glue-point="3" svg:d="M6425 13444c3903 0 1301-4620 5205-4620" svg:viewBox="0 0 5206 4621">
          <text:p/>
        </draw:connecto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5"><text:span text:style-name="T6">Проиллюстрируем сказанное выше про упреждающую запись.</text:span><text:span text:style-name="T6"><text:line-break/></text:span><text:span text:style-name="T6">На слайде показаны три важные области общей памяти экземпляра:</text:span></text:p>
              <text:p text:style-name="P15"><text:span text:style-name="T6">- буферный кеш (размером </text:span><text:span text:style-name="T23">shared_buffers</text:span><text:span text:style-name="T6">),</text:span></text:p>
              <text:p text:style-name="P15"><text:span text:style-name="T6">- только что рассмотренный журнальный кеш WAL (размером </text:span><text:span text:style-name="T23">wal_buffers</text:span><text:span text:style-name="T6">),</text:span></text:p>
              <text:p text:style-name="P15"><text:span text:style-name="T6">- кеш состояния транзакций, называемый также CLOG (размером 128 страниц).</text:span></text:p>
              <text:p text:style-name="P15"><text:span text:style-name="T6">При изменении страницы данных в буферном кеше формируется журнальная запись. Она помещается в страницу журнала, а ссылка на запись (а точнее ее LSN + длина, то есть LSN следующей записи) записывается в специальное поле LSN в заголовке страницы данных.</text:span></text:p>
              <text:p text:style-name="P15"><text:span text:style-name="T6">Позицию для записи можно узнать с помощью функции pg_current_wal_insert_lsn().</text:span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Упреждающая запись</text:span></text:p>
          </draw:text-box>
        </draw:frame>
        <draw:custom-shape draw:style-name="gr33" draw:text-style-name="P37" draw:layer="layout" svg:width="3.693cm" svg:height="4.418cm" svg:x="14.72cm" svg:y="5.881cm">
          <text:p/>
          <draw:enhanced-geometry svg:viewBox="0 0 21600 21600" draw:path-stretchpoint-x="10800" draw:path-stretchpoint-y="10800" draw:text-areas="?f3 ?f4 ?f5 ?f6" draw:type="round-rectangle" draw:modifiers="1929.61559285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2" draw:layer="layout" svg:width="3.077cm" svg:height="3.847cm" svg:x="11.649cm" svg:y="13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8.269cm" svg:y="13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draw:layer="layout" svg:width="3.077cm" svg:height="3.847cm" svg:x="1.499cm" svg:y="1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15.03cm" svg:y="13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8" draw:layer="layout" svg:width="1.975cm" svg:height="1.28cm" svg:x="18.982cm" svg:y="7.393cm">
          <draw:text-box>
            <text:p text:style-name="P23"><text:span text:style-name="T24">• • •</text:span></text:p>
          </draw:text-box>
        </draw:frame>
        <draw:custom-shape draw:style-name="gr26" draw:text-style-name="P25" draw:layer="layout" svg:width="3.077cm" svg:height="3.847cm" svg:x="15.029cm" svg:y="6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9" draw:layer="layout" svg:width="2.665cm" svg:height="1.673cm" svg:x="3.619cm" svg:y="10.31cm">
          <draw:text-box>
            <text:p text:style-name="P1"><text:span text:style-name="T25">CLOG</text:span></text:p>
          </draw:text-box>
        </draw:frame>
        <draw:custom-shape draw:style-name="gr26" draw:text-style-name="P25" draw:layer="layout" svg:width="3.077cm" svg:height="3.847cm" svg:x="4.899cm" svg:y="6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18.43cm" svg:y="13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18.429cm" svg:y="6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39" draw:layer="layout" svg:width="1.947cm" svg:height="0.962cm" svg:x="15.72cm" svg:y="10.31cm">
          <draw:text-box>
            <text:p text:style-name="P1"><text:span text:style-name="T25">WAL</text:span></text:p>
          </draw:text-box>
        </draw:frame>
        <draw:custom-shape draw:style-name="gr44" draw:text-style-name="P22" draw:layer="layout" svg:width="3.077cm" svg:height="3.847cm" svg:x="11.629cm" svg:y="6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5" draw:layer="layout" svg:width="3.077cm" svg:height="0.84cm" svg:x="15.029cm" svg:y="6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1" xml:id="id10" draw:id="id10" draw:layer="layout" svg:width="3.077cm" svg:height="0.82cm" svg:x="11.629cm" svg:y="8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5.948cm" svg:height="1.435cm" svg:x="18.65cm" svg:y="5.06cm">
          <text:p text:style-name="P29"><text:span text:style-name="T16">pg_current_wal_insert_lsn(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18.75945537065 28789.97214484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42" draw:layer="layout" svg:width="3.077cm" svg:height="3.847cm" svg:x="4.869cm" svg:y="13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9" draw:id="id9" draw:layer="layout" svg:width="1.555cm" svg:height="0.823cm" svg:x="4.869cm" svg:y="13.034cm">
          <text:p text:style-name="P43"><text:span text:style-name="T15">LS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3.693cm" svg:height="4.418cm" svg:x="1.21cm" svg:y="5.882cm">
          <text:p/>
          <draw:enhanced-geometry svg:viewBox="0 0 21600 21600" draw:path-stretchpoint-x="10800" draw:path-stretchpoint-y="10800" draw:text-areas="?f3 ?f4 ?f5 ?f6" draw:type="round-rectangle" draw:modifiers="1929.61559285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draw:layer="layout" svg:width="3.077cm" svg:height="3.847cm" svg:x="1.503cm" svg:y="6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11" draw:id="id11" draw:layer="layout" svg:width="1.555cm" svg:height="0.823cm" svg:x="1.503cm" svg:y="6.135cm">
          <text:p text:style-name="P43"><text:span text:style-name="T15">LS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41" xml:id="id12" draw:id="id12" draw:layer="layout" svg:width="3.077cm" svg:height="0.5cm" svg:x="15.029cm" svg:y="6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45" draw:layer="layout" svg:width="3.077cm" svg:height="0.736cm" svg:x="11.629cm" svg:y="9.235cm">
          <text:p/>
          <draw:enhanced-geometry svg:viewBox="0 0 21600 21600" draw:type="rectangle" draw:enhanced-path="M 0 0 L 21600 0 21600 21600 0 21600 0 0 Z N"/>
        </draw:custom-shape>
        <draw:connector draw:style-name="gr43" draw:text-style-name="P23" draw:layer="layout" draw:type="curve" svg:x1="6.424cm" svg:y1="13.445cm" svg:x2="11.629cm" svg:y2="8.825cm" draw:start-shape="id9" draw:start-glue-point="1" draw:end-shape="id10" draw:end-glue-point="3" svg:d="M6424 13445c3903 0 1301-4620 5205-4620" svg:viewBox="0 0 5206 4621">
          <text:p/>
        </draw:connector>
        <draw:connector draw:style-name="gr43" draw:text-style-name="P23" draw:layer="layout" draw:type="curve" svg:x1="3.058cm" svg:y1="6.546cm" svg:x2="15.029cm" svg:y2="7.214cm" draw:start-shape="id11" draw:start-glue-point="1" draw:end-shape="id12" draw:end-glue-point="3" svg:d="M3058 6546c8977 0 2992 668 11971 668" svg:viewBox="0 0 11972 669">
          <text:p/>
        </draw:connecto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5"><text:span text:style-name="T6">Допустим, далее происходит фиксация транзакции. Для этого формируется журнальная запись, меняется бит состояния на странице CLOG и ссылка на эту запись проставляется в поле LSN измененной страницы.</text:span></text:p>
              <text:p text:style-name="P15"><text:span text:style-name="T6">При вставке указатель pg_current_wal_insert_lsn сдвигается вперед.</text:span></text:p>
              <text:p text:style-name="P15"><text:span text:style-name="T6">Заметим, что между записями, относящимися к одной транзакции, могут попасть записи других транзакций, относящихся к любой БД. Журнал — общий для всего кластера.</text:span></text:p>
              <text:p text:style-name="P15"><text:span text:style-name="T6"/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Упреждающая запись</text:span></text:p>
          </draw:text-box>
        </draw:frame>
        <draw:custom-shape draw:style-name="gr48" draw:text-style-name="P25" draw:layer="layout" svg:width="1.499cm" svg:height="1.529cm" draw:transform="rotate (1.5707963267949) translate (12.436cm 5.7cm)">
          <text:p/>
          <draw:enhanced-geometry svg:viewBox="0 0 21600 21600" draw:mirror-vertical="false" draw:text-areas="0 ?f0 ?f5 ?f2" draw:type="right-arrow" draw:modifiers="13176 5195.294117647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25" draw:layer="layout" svg:width="1.499cm" svg:height="1.529cm" draw:transform="rotate (1.5707963267949) translate (15.736cm 5.7cm)">
          <text:p/>
          <draw:enhanced-geometry svg:viewBox="0 0 21600 21600" draw:mirror-vertical="false" draw:text-areas="0 ?f0 ?f5 ?f2" draw:type="right-arrow" draw:modifiers="13176 5195.294117647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37" draw:layer="layout" svg:width="3.693cm" svg:height="4.418cm" svg:x="14.721cm" svg:y="5.88cm">
          <text:p/>
          <draw:enhanced-geometry svg:viewBox="0 0 21600 21600" draw:path-stretchpoint-x="10800" draw:path-stretchpoint-y="10800" draw:text-areas="?f3 ?f4 ?f5 ?f6" draw:type="round-rectangle" draw:modifiers="1929.61559285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2" draw:layer="layout" svg:width="3.077cm" svg:height="3.847cm" svg:x="11.65cm" svg:y="13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8.27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draw:layer="layout" svg:width="3.077cm" svg:height="3.847cm" svg:x="1.5cm" svg:y="13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15.031cm" svg:y="13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8" draw:layer="layout" svg:width="1.975cm" svg:height="1.28cm" svg:x="18.983cm" svg:y="7.392cm">
          <draw:text-box>
            <text:p text:style-name="P23"><text:span text:style-name="T24">• • •</text:span></text:p>
          </draw:text-box>
        </draw:frame>
        <draw:custom-shape draw:style-name="gr26" draw:text-style-name="P25" draw:layer="layout" svg:width="3.077cm" svg:height="3.847cm" svg:x="15.03cm" svg:y="6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9" draw:layer="layout" svg:width="2.805cm" svg:height="1.673cm" svg:x="3.62cm" svg:y="10.309cm">
          <draw:text-box>
            <text:p text:style-name="P1"><text:span text:style-name="T25">CLOG</text:span></text:p>
          </draw:text-box>
        </draw:frame>
        <draw:custom-shape draw:style-name="gr26" draw:text-style-name="P25" draw:layer="layout" svg:width="3.077cm" svg:height="3.847cm" svg:x="4.9cm" svg:y="6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18.431cm" svg:y="13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18.43cm" svg:y="6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39" draw:layer="layout" svg:width="1.947cm" svg:height="0.962cm" svg:x="15.721cm" svg:y="10.309cm">
          <draw:text-box>
            <text:p text:style-name="P1"><text:span text:style-name="T25">WAL</text:span></text:p>
          </draw:text-box>
        </draw:frame>
        <draw:custom-shape draw:style-name="gr39" draw:text-style-name="P30" draw:layer="layout" svg:width="5.948cm" svg:height="1.435cm" svg:x="18.651cm" svg:y="5.56cm">
          <text:p text:style-name="P29"><text:span text:style-name="T16">pg_current_wal_insert_lsn(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18.75945537065 28789.97214484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42" draw:layer="layout" svg:width="3.077cm" svg:height="3.847cm" svg:x="4.87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15" draw:id="id15" draw:layer="layout" svg:width="1.555cm" svg:height="0.823cm" svg:x="4.87cm" svg:y="13.033cm">
          <text:p text:style-name="P43"><text:span text:style-name="T15">LS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3.693cm" svg:height="4.418cm" svg:x="11.311cm" svg:y="5.881cm">
          <text:p/>
          <draw:enhanced-geometry svg:viewBox="0 0 21600 21600" draw:path-stretchpoint-x="10800" draw:path-stretchpoint-y="10800" draw:text-areas="?f3 ?f4 ?f5 ?f6" draw:type="round-rectangle" draw:modifiers="1929.61559285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draw:layer="layout" svg:width="3.077cm" svg:height="3.847cm" svg:x="1.504cm" svg:y="6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13" draw:id="id13" draw:layer="layout" svg:width="1.555cm" svg:height="0.823cm" svg:x="1.504cm" svg:y="6.134cm">
          <text:p text:style-name="P43"><text:span text:style-name="T15">LS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3.077cm" svg:height="3.847cm" svg:x="11.63cm" svg:y="6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1" xml:id="id16" draw:id="id16" draw:layer="layout" svg:width="3.077cm" svg:height="0.82cm" svg:x="11.63cm" svg:y="8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45" draw:layer="layout" svg:width="3.077cm" svg:height="0.736cm" svg:x="11.63cm" svg:y="9.234cm">
          <text:p/>
          <draw:enhanced-geometry svg:viewBox="0 0 21600 21600" draw:type="rectangle" draw:enhanced-path="M 0 0 L 21600 0 21600 21600 0 21600 0 0 Z N"/>
        </draw:custom-shape>
        <draw:connector draw:style-name="gr43" draw:text-style-name="P23" draw:layer="layout" draw:type="curve" svg:x1="3.059cm" svg:y1="6.545cm" svg:x2="15.029cm" svg:y2="7.214cm" draw:start-shape="id13" draw:start-glue-point="1" draw:end-shape="id14" svg:d="M3059 6545c8976 0 2991 669 11970 669" svg:viewBox="0 0 11971 670">
          <text:p/>
        </draw:connector>
        <draw:connector draw:style-name="gr43" draw:text-style-name="P23" draw:layer="layout" draw:type="curve" svg:x1="6.425cm" svg:y1="13.444cm" svg:x2="11.63cm" svg:y2="8.824cm" draw:start-shape="id15" draw:start-glue-point="1" draw:end-shape="id16" draw:end-glue-point="3" svg:d="M6425 13444c3903 0 1301-4620 5205-4620" svg:viewBox="0 0 5206 4621">
          <text:p/>
        </draw:connector>
        <draw:custom-shape draw:style-name="gr49" draw:text-style-name="P30" draw:layer="layout" svg:width="4.697cm" svg:height="1.435cm" svg:x="5.975cm" svg:y="7.145cm">
          <text:p text:style-name="P29"><text:span text:style-name="T16">pg_current_wal_lsn(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921.8390804598 19223.39832869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5" draw:text-style-name="P45" draw:layer="layout" svg:width="3.077cm" svg:height="0.84cm" svg:x="15.029cm" svg:y="6.12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1" xml:id="id14" draw:id="id14" draw:layer="layout" svg:width="3.077cm" svg:height="0.5cm" svg:x="15.029cm" svg:y="6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5"><text:span text:style-name="T6">Далее в какой-то момент (в какой именно — будет рассмотрено в теме «Настройка журнала») журнальные записи, которые еще не попали на диск, должны на него попасть.</text:span></text:p>
              <text:p text:style-name="P15"><text:span text:style-name="T6">Функция pg_current_wal_lsn() показывает последнюю запись, уже дошедшую до диска.</text:span></text:p>
              <text:p text:style-name="P15"><text:span text:style-name="T6"/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Упреждающая запись</text:span></text:p>
          </draw:text-box>
        </draw:frame>
        <draw:custom-shape draw:style-name="gr50" draw:text-style-name="P25" draw:layer="layout" svg:width="1.499cm" svg:height="1.529cm" draw:transform="rotate (1.5707963267949) translate (5.636cm 18.724cm)">
          <text:p/>
          <draw:enhanced-geometry svg:viewBox="0 0 21600 21600" draw:mirror-vertical="true" draw:text-areas="0 ?f0 ?f5 ?f2" draw:type="right-arrow" draw:modifiers="13176 5195.294117647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25" draw:layer="layout" svg:width="1.499cm" svg:height="1.529cm" draw:transform="rotate (1.5707963267949) translate (2.336cm 5.7cm)">
          <text:p/>
          <draw:enhanced-geometry svg:viewBox="0 0 21600 21600" draw:mirror-vertical="false" draw:text-areas="0 ?f0 ?f5 ?f2" draw:type="right-arrow" draw:modifiers="13176 5195.294117647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2" draw:layer="layout" svg:width="3.077cm" svg:height="3.847cm" svg:x="11.649cm" svg:y="13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8.269cm" svg:y="13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draw:layer="layout" svg:width="3.077cm" svg:height="3.847cm" svg:x="1.499cm" svg:y="1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15.03cm" svg:y="13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8" draw:layer="layout" svg:width="1.975cm" svg:height="1.28cm" svg:x="18.982cm" svg:y="7.393cm">
          <draw:text-box>
            <text:p text:style-name="P23"><text:span text:style-name="T24">• • •</text:span></text:p>
          </draw:text-box>
        </draw:frame>
        <draw:custom-shape draw:style-name="gr26" draw:text-style-name="P25" draw:layer="layout" svg:width="3.077cm" svg:height="3.847cm" svg:x="15.029cm" svg:y="6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9" draw:layer="layout" svg:width="2.805cm" svg:height="1.673cm" svg:x="3.619cm" svg:y="10.31cm">
          <draw:text-box>
            <text:p text:style-name="P1"><text:span text:style-name="T25">CLOG</text:span></text:p>
          </draw:text-box>
        </draw:frame>
        <draw:custom-shape draw:style-name="gr26" draw:text-style-name="P25" draw:layer="layout" svg:width="3.077cm" svg:height="3.847cm" svg:x="4.899cm" svg:y="6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18.43cm" svg:y="13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3.077cm" svg:height="3.847cm" svg:x="18.429cm" svg:y="6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39" draw:layer="layout" svg:width="1.947cm" svg:height="0.962cm" svg:x="15.72cm" svg:y="10.31cm">
          <draw:text-box>
            <text:p text:style-name="P1"><text:span text:style-name="T25">WAL</text:span></text:p>
          </draw:text-box>
        </draw:frame>
        <draw:custom-shape draw:style-name="gr44" draw:text-style-name="P22" draw:layer="layout" svg:width="3.077cm" svg:height="3.847cm" svg:x="11.629cm" svg:y="6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6" xml:id="id20" draw:id="id20" draw:layer="layout" svg:width="3.077cm" svg:height="0.82cm" svg:x="11.629cm" svg:y="8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40" draw:layer="layout" svg:width="3.077cm" svg:height="0.736cm" svg:x="11.629cm" svg:y="9.235cm">
          <text:p/>
          <draw:enhanced-geometry svg:viewBox="0 0 21600 21600" draw:type="rectangle" draw:enhanced-path="M 0 0 L 21600 0 21600 21600 0 21600 0 0 Z N"/>
        </draw:custom-shape>
        <draw:connector draw:style-name="gr43" draw:text-style-name="P23" draw:layer="layout" draw:type="curve" svg:x1="3.058cm" svg:y1="6.546cm" svg:x2="15.028cm" svg:y2="7.215cm" draw:start-shape="id17" draw:start-glue-point="1" draw:end-shape="id18" svg:d="M3058 6546c8976 0 2991 669 11970 669" svg:viewBox="0 0 11971 670">
          <text:p/>
        </draw:connector>
        <draw:connector draw:style-name="gr43" draw:text-style-name="P23" draw:layer="layout" draw:type="curve" svg:x1="6.424cm" svg:y1="13.445cm" svg:x2="11.629cm" svg:y2="8.825cm" draw:start-shape="id19" draw:start-glue-point="1" draw:end-shape="id20" draw:end-glue-point="3" svg:d="M6424 13445c3903 0 1301-4620 5205-4620" svg:viewBox="0 0 5206 4621">
          <text:p/>
        </draw:connector>
        <draw:custom-shape draw:style-name="gr53" draw:text-style-name="P40" draw:layer="layout" svg:width="3.077cm" svg:height="0.84cm" svg:x="15.028cm" svg:y="6.1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6" xml:id="id18" draw:id="id18" draw:layer="layout" svg:width="3.077cm" svg:height="0.5cm" svg:x="15.028cm" svg:y="6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draw:layer="layout" svg:width="3.693cm" svg:height="4.418cm" svg:x="1.211cm" svg:y="5.883cm">
          <text:p/>
          <draw:enhanced-geometry svg:viewBox="0 0 21600 21600" draw:path-stretchpoint-x="10800" draw:path-stretchpoint-y="10800" draw:text-areas="?f3 ?f4 ?f5 ?f6" draw:type="round-rectangle" draw:modifiers="1929.61559285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7" draw:layer="layout" svg:width="3.693cm" svg:height="4.418cm" svg:x="4.577cm" svg:y="12.78cm">
          <text:p/>
          <draw:enhanced-geometry svg:viewBox="0 0 21600 21600" draw:path-stretchpoint-x="10800" draw:path-stretchpoint-y="10800" draw:text-areas="?f3 ?f4 ?f5 ?f6" draw:type="round-rectangle" draw:modifiers="1929.61559285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draw:layer="layout" svg:width="3.077cm" svg:height="3.847cm" svg:x="1.503cm" svg:y="6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17" draw:id="id17" draw:layer="layout" svg:width="1.555cm" svg:height="0.823cm" svg:x="1.503cm" svg:y="6.135cm">
          <text:p text:style-name="P43"><text:span text:style-name="T15">LS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2" draw:layer="layout" svg:width="3.077cm" svg:height="3.847cm" svg:x="4.869cm" svg:y="13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19" draw:id="id19" draw:layer="layout" svg:width="1.555cm" svg:height="0.823cm" svg:x="4.869cm" svg:y="13.034cm">
          <text:p text:style-name="P43"><text:span text:style-name="T15">LS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5" draw:layer="layout" svg:width="3.077cm" svg:height="1.316cm" svg:x="15.029cm" svg:y="7.4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5"><text:span text:style-name="T6">Только после того, как на диск попали журнальные записи, могут быть записаны и сами измененные страницы. Порядок контролируется</text:span><text:span text:style-name="T6"><text:line-break/></text:span><text:span text:style-name="T6">с учетом LSN последнего изменения страницы и текущего состояния pg_current_wal_lsn. При этом работа продолжается, в журнал будут попадать новые и новые записи. Главное, чтобы запись с LSN последнего изменения страницы уже была на диске.</text:span></text:p>
              <text:p text:style-name="P15"><text:span text:style-name="T6">Если окажется, что страница данных должна быть записана (например, она вытесняется из буферного кеша), а журнальная запись еще не попала на диск, журнальные буферы сбрасываются принудительно.</text:span></text:p>
              <text:p text:style-name="P15"><text:span text:style-name="T6"/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4" draw:text-style-name="P3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12" draw:text-style-name="P47" draw:layer="layout" svg:width="20.136cm" svg:height="3.481cm" svg:x="1.2cm" svg:y="0.737cm" presentation:class="title" presentation:user-transformed="true">
          <draw:text-box>
            <text:p><text:span text:style-name="T26">Восстановление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Алгоритм (упрощенный)</text:span></text:p>
                <text:list>
                  <text:list-item>
                    <text:p><text:span text:style-name="T12">при старте сервера после сбоя</text:span><text:span text:style-name="T12"><text:line-break/></text:span><text:span text:style-name="T12">(состояние кластера в </text:span><text:span text:style-name="T27">pg_control</text:span><text:span text:style-name="T12"> отличается от «shut down»):</text:span></text:p>
                  </text:list-item>
                  <text:list-item>
                    <text:p text:style-name="P17"><text:span text:style-name="T12">1. </text:span><text:span text:style-name="T28">для каждой журнальной записи:</text:span></text:p>
                    <text:list>
                      <text:list-item>
                        <text:p text:style-name="P17"><text:span text:style-name="T28">1.1. определить страницу, к которой относится эта запись</text:span></text:p>
                      </text:list-item>
                      <text:list-item>
                        <text:p text:style-name="P9"><text:span text:style-name="T28">1.2. применить запись, если ее LSN</text:span><text:span text:style-name="T29"> больше, чем </text:span><text:span text:style-name="T28">LSN страницы</text:span></text:p>
                      </text:list-item>
                    </text:list>
                  </text:list-item>
                  <text:list-item>
                    <text:p text:style-name="P48"><text:span text:style-name="T29">2. перезаписать нежурналируемые таблицы init-файлами</text:span></text:p>
                  </text:list-item>
                  <text:list-item>
                    <text:p><text:span text:style-name="T29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3" draw:text-style-name="P20" draw:layer="layout" svg:width="16.799cm" svg:height="15.276cm" svg:x="2.1cm" svg:y="14.107cm" presentation:class="notes" presentation:user-transformed="true">
            <draw:text-box>
              <text:p text:style-name="P15"><text:span text:style-name="T6">Если в работе сервера произошел сбой, то при последующем запуске процесс startup (запускаемый postmaster-ом в самом начале работы) обнаружит это, посмотрев в файл pg_control и увидев статус, отличный от «shut down». Тогда автоматически будет выполнено восстановление.</text:span></text:p>
              <text:p text:style-name="P15"><text:span text:style-name="T6">Процесс startup будет последовательно читать журнал и применять записи к страницам, если в этом есть необходимость (что можно проверить, сравнив LSN страницы на диске с LSN журнальной записи). Изменение страниц происходит в буферном кеше, как при обычной работе — для этого postmaster запускает необходимые фоновые процессы.</text:span></text:p>
              <text:p text:style-name="P15"><text:span text:style-name="T6">Аналогично записи применяются и к файлам: например, если запись говорит о том, что файл должен существовать, а его нет — файл создается.</text:span></text:p>
              <text:p text:style-name="P15"><text:span text:style-name="T6">В конце процесса все нежурналируемые таблицы перезаписываются</text:span><text:span text:style-name="T6"><text:line-break/></text:span><text:span text:style-name="T6">с помощью образов в init-файлах.</text:span></text:p>
              <text:p text:style-name="P15"><text:span text:style-name="T6">Процесс восстановления можно ускорить, включив реализованную для этого в PostgeSQL-15 предвыборку данных журнала. Эта предвыборка включается параметром </text:span><text:span text:style-name="T23">recovery_prefetch.</text:span><text:span text:style-name="T30"> В этом случае значение параметра </text:span><text:span text:style-name="T23">wal_decode_buffer_size</text:span><text:span text:style-name="T30"> определяет, как далеко сервер будет заглядывать в журнал, чтобы найти там номера нужных страниц.</text:span></text:p>
              <text:p text:style-name="P15"><text:span text:style-name="T6"/></text:p>
              <text:p text:style-name="P15"><text:span text:style-name="T6">Приведенный алгоритм является упрощенным. В частности, мы ничего не сказали о том, с какого места надо начинать чтение журнальных записей (это будет рассмотрено в теме «Контрольная точка»).</text:span></text:p>
              <text:p text:style-name="P15"><text:span text:style-name="T6"/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4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26">Использование буферов в оперативной памяти</text:span><text:span text:style-name="T26"><text:line-break/></text:span><text:span text:style-name="T26">приводит к необходимости журналирования</text:span></text:p>
              </text:list-item>
              <text:list-item>
                <text:p text:style-name="P9"><text:span text:style-name="T26">Журнал содержит информацию,</text:span><text:span text:style-name="T26"><text:line-break/></text:span><text:span text:style-name="T26">позволяющую повторно выполнить операции после сбоя</text:span><text:span text:style-name="T26"><text:line-break/></text:span><text:span text:style-name="T26">и восстановить согласованность</text:span></text:p>
              </text:list-item>
              <text:list-item>
                <text:p text:style-name="P9"><text:span text:style-name="T26">Журнал всегда записывается на диск до того,</text:span><text:span text:style-name="T26"><text:line-break/></text:span><text:span text:style-name="T26">как записываются измененные страницы данных</text:span></text:p>
              </text:list-item>
              <text:list-item>
                <text:p text:style-name="P9"><text:span text:style-name="T2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4" draw:text-style-name="P50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9"><text:span text:style-name="T31">Создайте таблицу с первичным ключом и добавьте в нее несколько строк. Сколько байт занимают сгенерированные журнальные записи?</text:span></text:p>
              </text:list-item>
              <text:list-item>
                <text:p text:style-name="P9"><text:span text:style-name="T31">Чем можно объяснить довольно большое их число?</text:span><text:span text:style-name="T31"><text:line-break/></text:span><text:span text:style-name="T31">Просмотрите заголовки этих журнальных записей и проверьте свои предположения.</text:span></text:p>
              </text:list-item>
              <text:list-item>
                <text:p text:style-name="P48"><text:span text:style-name="T31">Измените добавленные в таблицу строки. Снова измените строки, но не фиксируйте транзакцию. Сымитируйте сбой, прервав процесс postmaster.</text:span><text:span text:style-name="T31"><text:line-break/></text:span><text:span text:style-name="T32"> </text:span><text:span text:style-name="T31"><text:line-break/></text:span><text:span text:style-name="T31">Запустите сервер и убедитесь, что зафиксированные изменения не пропали, а незафиксированная транзакция оборвана. Найдите информацию о восстановлении после</text:span><text:span text:style-name="T31"><text:line-break/></text:span><text:span text:style-name="T31">сбоя в журнале сообщений сервера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16" draw:layer="layout" svg:width="16.799cm" svg:height="13.364cm" svg:x="2.101cm" svg:y="14.107cm">
            <draw:text-box>
              <text:p text:style-name="P51"><text:span text:style-name="T15">2. Можно воспользоваться утилитой pg_waldump </text:span><text:span text:style-name="T15">или расширением pg_walinspect.</text:span></text:p>
              <text:p text:style-name="P51"><text:span text:style-name="T15">3. Воспользуйтесь командой</text:span></text:p>
              <text:p text:style-name="P51"><text:span text:style-name="T15">$ sudo kill </text:span><text:span text:style-name="T33">номер-процесса</text:span></text:p>
              <text:p text:style-name="P51"><text:span text:style-name="T34">Номер процесса находится в первой строке </text:span><text:span text:style-name="T34">файла postmaster.pid в каталоге PGDATA </text:span><text:span text:style-name="T34">сервера.</text:span></text:p>
              <text:p text:style-name="P51"><text:span text:style-name="T34"/></text:p>
              <text:p text:style-name="P51"><text:span text:style-name="T1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DejaVu Sans4" svg:font-family="'DejaVu Sans'" style:font-pitch="variable" style:font-charset="x-symbol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roman" style:font-pitch="variable"/>
    <style:font-face style:name="Droid Sans Fallback2" svg:font-family="'Droid Sans Fallback'" style:font-family-generic="swiss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family-generic="roman" style:font-pitch="variable"/>
    <style:font-face style:name="Liberation Mono" svg:font-family="'Liberation Mono'" style:font-pitch="variable"/>
    <style:font-face style:name="Liberation Mono1" svg:font-family="'Liberation Mono'" style:font-pitch="fixed"/>
    <style:font-face style:name="Liberation Mono2" svg:font-family="'Liberation Mono'" style:font-family-generic="modern" style:font-pitch="variable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modern" style:font-pitch="fixed"/>
    <style:font-face style:name="Liberation Mono5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/>
    <style:font-face style:name="Liberation Serif1" svg:font-family="'Liberation Serif'" style:font-adornments="Regular" style:font-family-generic="roman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family-generic="swiss" style:font-pitch="variable"/>
    <style:font-face style:name="Liberation Serif6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e6e6ff" draw:end-color="#f0e6ff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5" draw:display-name="Hatching 5" draw:style="single" draw:color="#b2b2b2" draw:distance="0.2cm" draw:rotation="450"/>
    <draw:hatch draw:name="Hatching_20_6" draw:display-name="Hatching 6" draw:style="single" draw:color="#b2b2b2" draw:distance="0.2cm" draw:rotation="3150"/>
    <draw:opacity draw:name="Transparency_20_2" draw:display-name="Transparency 2" draw:style="linear" draw:start="100%" draw:end="50%" draw:angle="0deg" draw:border="25%"/>
    <draw:opacity draw:name="Transparency_20_5" draw:display-name="Transparency 5" draw:style="rectangular" draw:cx="50%" draw:cy="50%" draw:start="20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Long_20_dashed" draw:display-name="Long dashed" draw:style="rect" draw:dots1="1" draw:dots1-length="400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4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3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4" fo:font-family="'Liberation Mono', 'Courier New'" style:font-family-generic="modern" style:font-pitch="fixed" fo:font-size="10pt" style:font-name-asian="Liberation Mono4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4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4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4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6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0H30M44S</meta:editing-duration>
    <meta:editing-cycles>180</meta:editing-cycles>
    <meta:generator>LibreOffice/7.3.7.2$Linux_X86_64 LibreOffice_project/30$Build-2</meta:generator>
    <dc:date>2025-01-15T12:09:40.326926425</dc:date>
    <meta:document-statistic meta:object-count="240"/>
    <meta:template xlink:type="simple" xlink:actuate="onRequest" xlink:title="master" xlink:href="../../../../../.config/libreoffice/4/user/template/master.otp" meta:date="2015-06-03T14:43:56.815095550"/>
  </office:meta>
</office:document-meta>
</file>